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ff0000" fo:font-weight="bold"/>
    </style:style>
    <style:style style:name="P2" style:family="paragraph" style:parent-style-name="Text_20_body">
      <style:text-properties fo:color="#008000" fo:font-weight="bold"/>
    </style:style>
    <style:style style:name="T1" style:family="text">
      <style:text-properties fo:color="#808000"/>
    </style:style>
    <style:style style:name="T2" style:family="text">
      <style:text-properties fo:color="#808000" fo:font-weight="bold"/>
    </style:style>
    <style:style style:name="T3" style:family="text">
      <style:text-properties fo:color="#800080"/>
    </style:style>
    <style:style style:name="T4" style:family="text">
      <style:text-properties fo:color="#800080" fo:font-weight="bold"/>
    </style:style>
    <style:style style:name="T5" style:family="text">
      <style:text-properties fo:color="#ff0000"/>
    </style:style>
    <style:style style:name="T6" style:family="text">
      <style:text-properties fo:color="#ff0000" fo:font-weight="bold"/>
    </style:style>
    <style:style style:name="T7" style:family="text">
      <style:text-properties fo:color="#000080"/>
    </style:style>
    <style:style style:name="T8" style:family="text">
      <style:text-properties fo:color="#000080" fo:font-weight="bold"/>
    </style:style>
    <style:style style:name="T9" style:family="text">
      <style:text-properties fo:color="#0000ff"/>
    </style:style>
    <style:style style:name="T10" style:family="text">
      <style:text-properties fo:color="#0000ff" fo:font-weight="bold"/>
    </style:style>
    <style:style style:name="T11" style:family="text">
      <style:text-properties fo:color="#0080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Tenda</text:span>: You and Storm have been blowing me off all night!!</text:p>
      <text:p text:style-name="Text_20_body"><text:span text:style-name="T4">Watcher</text:span>: (Watcher can stand what you say or do to her, just don't say anything about her family ;) )</text:p>
      <text:p text:style-name="Text_20_body"><text:span text:style-name="T6">Yoko</text:span><text:span text:style-name="T5"> gives some popcorn to Newblood too</text:span></text:p>
      <text:p text:style-name="Text_20_body"><text:span text:style-name="T2">Tenda</text:span><text:span text:style-name="T1"> gets another whisper from Yoko, and nods o-o</text:span></text:p>
      <text:p text:style-name="Text_20_body"><text:span text:style-name="T6">Yoko</text:span><text:span text:style-name="T5"> eats some more popcorn</text:span></text:p>
      <text:p text:style-name="Text_20_body"><text:span text:style-name="T2">Tenda</text:span>: HEY, I HEARD A GREAT ONE ABOUT WHY YOUR BRAT IS NAMED WONDER.</text:p>
      <text:p text:style-name="Text_20_body"><text:span text:style-name="T8">Storm</text:span><text:span text:style-name="T7"> rolls over, giving Watcher and Tenda more space</text:span></text:p>
      <text:p text:style-name="Text_20_body"><text:span text:style-name="T2">Tenda</text:span>: IT'S BECAUSE IT'S A WONDER SUCH A STUPID FOAL IS STILL ALIVE, ESPECIALLY UNDER THE CARE OF SUCH STUPID PARENTS.</text:p>
      <text:p text:style-name="Text_20_body"><text:span text:style-name="T2">Tenda</text:span><text:span text:style-name="T1"> looks back to Yoko, "Was that good?"</text:span></text:p>
      <text:p text:style-name="Text_20_body"><text:span text:style-name="T6">Yoko</text:span>: (OOOOOOOOOOOOH)</text:p>
      <text:p text:style-name="Text_20_body"><text:span text:style-name="T8">Storm</text:span>: (( Oh snap ))</text:p>
      <text:p text:style-name="Text_20_body"><text:span text:style-name="T6">Yoko</text:span><text:span text:style-name="T5"> nods and happily chews some popcorn</text:span></text:p>
      <text:p text:style-name="Text_20_body"><text:span text:style-name="T2">Tenda</text:span><text:span text:style-name="T1"> hisses to Yoko, "Get ready, I think this is your cue!"</text:span></text:p>
      <text:p text:style-name="Text_20_body"><text:span text:style-name="T8">Storm</text:span><text:span text:style-name="T7"> tenses up a bit</text:span></text:p>
      <text:p text:style-name="Text_20_body"><text:span text:style-name="T6">Yoko</text:span><text:span text:style-name="T5"> wonders if Rabid will intervene in town before someone dies</text:span></text:p>
      <text:p text:style-name="Text_20_body"><text:span text:style-name="T4">Watcher</text:span><text:span text:style-name="T3"> her head twitches to the side and crooks sideways "Did you just call my child a 'brat'?"</text:span></text:p>
      <text:p text:style-name="Text_20_body"><text:span text:style-name="T6">Yoko</text:span>: (in time)</text:p>
      <text:p text:style-name="Text_20_body"><text:span text:style-name="T2">Tenda</text:span>: Your child is so ugly it makes fetal alcohol syndrome look attractive. o-o</text:p>
      <text:p text:style-name="Text_20_body"><text:span text:style-name="T4">Watcher</text:span>: (Damn it, didn't see the second part of Tenda joke)</text:p>
      <text:p text:style-name="Text_20_body"><text:span text:style-name="T10">Rabid</text:span> joined the chat </text:p>
      <text:p text:style-name="Text_20_body"><text:span text:style-name="T2">Tenda</text:span>: Your child is also so stupid that ... uh ... something something stupid.</text:p>
      <text:p text:style-name="Text_20_body"><text:span text:style-name="T8">Storm</text:span><text:span text:style-name="T7"> slaps Tenda</text:span></text:p>
      <text:p text:style-name="Text_20_body"><text:span text:style-name="T2">Tenda</text:span><text:span text:style-name="T1"> winces</text:span></text:p>
      <text:p text:style-name="Text_20_body"><text:span text:style-name="T2">Tenda</text:span>: Storm, stay out of this!</text:p>
      <text:p text:style-name="Text_20_body"><text:span text:style-name="T6">Yoko</text:span>: (hello there Rabid)</text:p>
      <text:p text:style-name="Text_20_body"><text:span text:style-name="T10">Rabid</text:span><text:span text:style-name="T9"> lifts tenda into the air by her throat</text:span></text:p>
      <text:p text:style-name="Text_20_body"><text:span text:style-name="T2">Tenda</text:span>: Yoko only promised me protection from Wat--</text:p>
      <text:p text:style-name="Text_20_body"><text:span text:style-name="T6">Yoko</text:span>: (right on time)</text:p>
      <text:p text:style-name="Text_20_body"><text:span text:style-name="T2">Tenda</text:span><text:span text:style-name="T1"> GAK</text:span></text:p>
      <text:p text:style-name="Text_20_body"><text:span text:style-name="T6">Yoko</text:span>: I didn't say that!</text:p>
      <text:p text:style-name="Text_20_body"><text:span text:style-name="T2">Tenda</text:span><text:span text:style-name="T1"> flails her legs wildly</text:span></text:p>
      <text:p text:style-name="Text_20_body"><text:span text:style-name="T6">Yoko</text:span>: It's all lie!</text:p>
      <text:p text:style-name="Text_20_body"><text:span text:style-name="T10">Rabid</text:span>: I suggest you stop talking about my foal like that.</text:p>
      <text:p text:style-name="Text_20_body"><text:span text:style-name="T4">Watcher</text:span>: How dare you insult my child! *her eyes grow black and lunches at Tenda*</text:p>
      <text:p text:style-name="Text_20_body"><text:span text:style-name="T6">Yoko</text:span>: I told her nothing!</text:p>
      <text:p text:style-name="Text_20_body"><text:span text:style-name="T10">Rabid</text:span><text:span text:style-name="T9"> roughly throws Tenda to the ground</text:span></text:p>
      <text:p text:style-name="Text_20_body"><text:soft-page-break/><text:span text:style-name="T6">Yoko</text:span><text:span text:style-name="T5"> looks innocent</text:span></text:p>
      <text:p text:style-name="Text_20_body"><text:span text:style-name="T2">Tenda</text:span><text:span text:style-name="T1"> impacts her ribs roughly, and rolls onto her side with a whimper</text:span></text:p>
      <text:p text:style-name="Text_20_body"><text:span text:style-name="T6">Yoko</text:span><text:span text:style-name="T5"> also hides the royal guard armor swiftly</text:span></text:p>
      <text:p text:style-name="Text_20_body"><text:span text:style-name="T6">Yoko</text:span><text:span text:style-name="T5"> whistles</text:span></text:p>
      <text:p text:style-name="Text_20_body"><text:span text:style-name="T2">Tenda</text:span>: Rabid for real I'm sorry please I didn't know you were here and I was just doing what Yoko told me and I can't take another beating from you right now. &lt;_&gt;​</text:p>
      <text:p text:style-name="Text_20_body"><text:span text:style-name="T6">Yoko</text:span>: I didn't tell her anything!</text:p>
      <text:p text:style-name="Text_20_body"><text:span text:style-name="T2">Tenda</text:span><text:span text:style-name="T1"> glares angrily at Yoko</text:span></text:p>
      <text:p text:style-name="Text_20_body"><text:span text:style-name="T6">Yoko</text:span>: She totally started it, I was just whispering funny jokes into her ear!</text:p>
      <text:p text:style-name="Text_20_body"><text:span text:style-name="T6">Yoko</text:span>: I mean it!</text:p>
      <text:p text:style-name="Text_20_body"><text:span text:style-name="T4">Watcher</text:span><text:span text:style-name="T3"> pins Tenda to the ground and growls in her face, her fangs blared as spit flies into her face</text:span></text:p>
      <text:p text:style-name="Text_20_body"><text:span text:style-name="T10">Rabid</text:span><text:span text:style-name="T9"> puts a hoof on Tenda's chest and pushes her against the ground</text:span></text:p>
      <text:p text:style-name="Text_20_body"><text:span text:style-name="T2">Tenda</text:span><text:span text:style-name="T1"> immediately starts sobbing with both ponies pinning her down</text:span></text:p>
      <text:p text:style-name="Text_20_body"><text:span text:style-name="T2">Tenda</text:span>: THIS ISN'T FAIIIRRR!</text:p>
      <text:p text:style-name="Text_20_body"><text:span text:style-name="T8">Storm</text:span><text:span text:style-name="T7"> watches them pin Tenda down</text:span></text:p>
      <text:p text:style-name="Text_20_body"><text:span text:style-name="T2">Tenda</text:span>: Rabid you're supposed to be on MY side!</text:p>
      <text:p text:style-name="Text_20_body"><text:span text:style-name="T8">Storm</text:span>: Stop it.</text:p>
      <text:p text:style-name="Text_20_body"><text:span text:style-name="T6">Yoko</text:span><text:span text:style-name="T5"> drops her popcorn</text:span></text:p>
      <text:p text:style-name="Text_20_body"><text:span text:style-name="T10">Rabid</text:span><text:span text:style-name="T9"> puts his snout to Tenda's</text:span></text:p>
      <text:p text:style-name="Text_20_body"><text:span text:style-name="T6">Yoko</text:span><text:span text:style-name="T5"> slowly walks upstairs bringing Newblood along</text:span></text:p>
      <text:p text:style-name="Text_20_body"><text:span text:style-name="T10">Rabid</text:span>: Not when you insult my foal.</text:p>
      <text:p text:style-name="Text_20_body"><text:span text:style-name="T10">Rabid</text:span><text:span text:style-name="T9"> headbutts Tenda</text:span></text:p>
      <text:p text:style-name="Text_20_body"><text:span text:style-name="T4">Watcher</text:span><text:span text:style-name="T3"> wings spread out in anger as she stares Tenda down</text:span></text:p>
      <text:p text:style-name="Text_20_body"><text:span text:style-name="T2">Tenda</text:span>: I won't ever do it again I prom--</text:p>
      <text:p text:style-name="Text_20_body"><text:span text:style-name="T2">Tenda</text:span><text:span text:style-name="T1"> yelps, and sobs louder</text:span></text:p>
      <text:p text:style-name="Text_20_body"><text:span text:style-name="T2">Tenda</text:span>: Rabid it just HURTS right now, I don't want to play the beat-up game!</text:p>
      <text:p text:style-name="Text_20_body"><text:span text:style-name="T8">Storm</text:span>: Both of you, STOP IT!</text:p>
      <text:p text:style-name="Text_20_body"><text:span text:style-name="T2">Tenda</text:span>: Please please please lay off!</text:p>
      <text:p text:style-name="Text_20_body"><text:span text:style-name="T10">Rabid</text:span>: Game? Playing?</text:p>
      <text:p text:style-name="Text_20_body"><text:span text:style-name="T10">Rabid</text:span>: Who's playing?</text:p>
      <text:p text:style-name="Text_20_body"><text:span text:style-name="T4">Watcher</text:span><text:span text:style-name="T3"> presses her hoof against Tenda's throat</text:span></text:p>
      <text:p text:style-name="Text_20_body"><text:span text:style-name="T2">Tenda</text:span><text:span text:style-name="T1"> pauses her tears to just frown as she stares into Rabid's eyes</text:span></text:p>
      <text:p text:style-name="Text_20_body"><text:span text:style-name="T4">Watcher</text:span>: Stop talking!</text:p>
      <text:p text:style-name="Text_20_body"><text:span text:style-name="T2">Tenda</text:span><text:span text:style-name="T1"> doesn't seem to resist or cry past this point</text:span></text:p>
      <text:p text:style-name="Text_20_body"><text:span text:style-name="T10">Rabid</text:span><text:span text:style-name="T9"> growls as he starts into Tenda's eyes as she struggles to breathe</text:span></text:p>
      <text:p text:style-name="Text_20_body"><text:span text:style-name="T8">Storm</text:span><text:span text:style-name="T7"> stomps the ground with his hoof, thunder sounding</text:span></text:p>
      <text:p text:style-name="Text_20_body"><text:span text:style-name="T8">Storm</text:span>: STOP IT!</text:p>
      <text:p text:style-name="Text_20_body"><text:soft-page-break/><text:span text:style-name="T8">Storm</text:span>: ALL OF YOU</text:p>
      <text:p text:style-name="Text_20_body"><text:span text:style-name="T2">Tenda</text:span><text:span text:style-name="T1"> starts to lose her color</text:span></text:p>
      <text:p text:style-name="Text_20_body"><text:span text:style-name="T10">Rabid</text:span>: That's enough watcher.</text:p>
      <text:p text:style-name="Text_20_body"><text:span text:style-name="T10">Rabid</text:span><text:span text:style-name="T9"> back off of Tenda</text:span></text:p>
      <text:p text:style-name="Text_20_body"><text:span text:style-name="T6">Yoko</text:span><text:span text:style-name="T5"> lies on her bed playing some music</text:span></text:p>
      <text:p text:style-name="P1">Yoko</text:p>
      <text:p text:style-name="Text_20_body"><text:bookmark text:name="X647_YciL7OKWSu10:1"/><text:a xlink:type="simple" xlink:href="http://youtube.com/watch?v=ciL7OKWSu10" office:target-frame-name="_BLANK" xlink:show="replace">http://youtube.com/watch?v=ciL7OKWSu10</text:a></text:p>
      <text:p text:style-name="Text_20_body"><text:span text:style-name="T4">Watcher</text:span><text:span text:style-name="T3"> finds it hard to remove her hoof, her eyes are completely black</text:span></text:p>
      <text:p text:style-name="Text_20_body"><text:span text:style-name="T2">Tenda</text:span><text:span text:style-name="T1"> begins frantically pawing at Watcher's hoof, eyes crossed and lolling</text:span></text:p>
      <text:p text:style-name="Text_20_body"><text:span text:style-name="T10">Rabid</text:span><text:span text:style-name="T9"> grabs Watcher by the strip of leather around the base of her tail</text:span></text:p>
      <text:p text:style-name="Text_20_body"><text:span text:style-name="T10">Rabid</text:span>: I said</text:p>
      <text:p text:style-name="Text_20_body"><text:span text:style-name="T10">Rabid</text:span><text:span text:style-name="T9"> pulls her tail hard</text:span></text:p>
      <text:p text:style-name="Text_20_body"><text:span text:style-name="T10">Rabid</text:span>: ENOUGH!</text:p>
      <text:p text:style-name="Text_20_body"><text:span text:style-name="T8">Storm</text:span>: O-o</text:p>
      <text:p text:style-name="Text_20_body"><text:span text:style-name="T6">Yoko</text:span><text:span text:style-name="T5"> realizes her sniper rifle is out and swiftly puts it back in the closet</text:span></text:p>
      <text:p text:style-name="Text_20_body"><text:span text:style-name="T8">Storm</text:span>: When was that put there?</text:p>
      <text:p text:style-name="Text_20_body"><text:span text:style-name="T4">Watcher</text:span><text:span text:style-name="T3"> is pulled back but tries to fight Rabid</text:span></text:p>
      <text:p text:style-name="Text_20_body"><text:span text:style-name="T6">Yoko</text:span>: (apparently Rabid has a collar for every mare)</text:p>
      <text:p text:style-name="Text_20_body"><text:span text:style-name="T2">Tenda</text:span>: (not true :j )</text:p>
      <text:p text:style-name="Text_20_body"><text:span text:style-name="T4">Watcher</text:span>: (By running towards Tenda anyway)</text:p>
      <text:p text:style-name="Text_20_body"><text:span text:style-name="T6">Yoko</text:span><text:span text:style-name="T5"> looks out and admires the chaos outside</text:span></text:p>
      <text:p text:style-name="Text_20_body"><text:span text:style-name="T2">Tenda</text:span><text:span text:style-name="T1"> feels the pressure loosen enough to remain conscious, but remains pinned</text:span></text:p>
      <text:p text:style-name="Text_20_body"><text:span text:style-name="T8">Storm</text:span>: Ugh</text:p>
      <text:p text:style-name="Text_20_body"><text:span text:style-name="T10">Rabid</text:span><text:span text:style-name="T9"> struggles to pull Watcher off of Tenda</text:span></text:p>
      <text:p text:style-name="Text_20_body"><text:span text:style-name="T4">Watcher</text:span><text:span text:style-name="T3"> hisses towards Tenda and growls loudly at her as she tries to lunge again, only being stopped by Rabid</text:span></text:p>
      <text:p text:style-name="Text_20_body"><text:span text:style-name="T8">Storm</text:span><text:span text:style-name="T7"> stomps again, thunder sounding louder</text:span></text:p>
      <text:p text:style-name="Text_20_body"><text:span text:style-name="T2">Tenda</text:span><text:span text:style-name="T1"> wiggles herself free, and scoots away on the floor a few feet from Watcher breathing heavily</text:span></text:p>
      <text:p text:style-name="Text_20_body"><text:span text:style-name="T2">Tenda</text:span>: ...I'm sorry, Storm. o-o</text:p>
      <text:p text:style-name="Text_20_body"><text:span text:style-name="T2">Tenda</text:span>: I think I need to hire some kind of advisor to warn me when I'm going too far. :toomuch:</text:p>
      <text:p text:style-name="Text_20_body"><text:span text:style-name="T6">Yoko</text:span>: (I love how you always get in trouble when Rabid is here)</text:p>
      <text:p text:style-name="Text_20_body"><text:span text:style-name="T10">Rabid</text:span>: Any time you want to stop making pretty noises and help hold this psycho back, feel free Storm.</text:p>
      <text:p text:style-name="Text_20_body"><text:span text:style-name="T6">Yoko</text:span>: (not like me though..eheheh)</text:p>
      <text:p text:style-name="Text_20_body"><text:span text:style-name="T8">Storm</text:span>: Fair enough...</text:p>
      <text:p text:style-name="Text_20_body"><text:span text:style-name="T8">Storm</text:span><text:span text:style-name="T7"> his horn starts glowing and he levitates...</text:span></text:p>
      <text:p text:style-name="Text_20_body"><text:span text:style-name="T8">Storm</text:span><text:span text:style-name="T7"> the three of them into the air, constricting and binding them</text:span></text:p>
      <text:p text:style-name="Text_20_body"><text:soft-page-break/><text:span text:style-name="T2">Tenda</text:span>: WH</text:p>
      <text:p text:style-name="Text_20_body"><text:span text:style-name="T2">Tenda</text:span>: Storm, put me down!!</text:p>
      <text:p text:style-name="Text_20_body"><text:span text:style-name="T4">Watcher</text:span><text:span text:style-name="T3"> only replies in hisses and growls</text:span></text:p>
      <text:p text:style-name="Text_20_body"><text:span text:style-name="T8">Storm</text:span><text:span text:style-name="T7"> forces the three of them to face him</text:span></text:p>
      <text:p text:style-name="Text_20_body"><text:span text:style-name="T2">Tenda</text:span><text:span text:style-name="T1"> swings her antennae around frantically</text:span></text:p>
      <text:p text:style-name="Text_20_body"><text:span text:style-name="T10">Rabid</text:span>: This isn't what I meant.</text:p>
      <text:p text:style-name="Text_20_body"><text:span text:style-name="T8">Storm</text:span>: I DON'T CARE</text:p>
      <text:p text:style-name="Text_20_body"><text:span text:style-name="T8">Storm</text:span>: YOU ARE ALL OUT OF LINE!</text:p>
      <text:p text:style-name="Text_20_body"><text:span text:style-name="T10">Rabid</text:span>: I'm certainly not.</text:p>
      <text:p text:style-name="Text_20_body"><text:span text:style-name="T6">Yoko</text:span><text:span text:style-name="T5"> thankfully has her music up loud</text:span></text:p>
      <text:p text:style-name="Text_20_body"><text:span text:style-name="T2">Tenda</text:span>: If I knew Rabid was here I would have just played with him!! I'm innocent!</text:p>
      <text:p text:style-name="P1">Yoko</text:p>
      <text:p text:style-name="Text_20_body"><text:bookmark text:name="X647_YuB1D9wWxd2w:1"/><text:a xlink:type="simple" xlink:href="http://youtube.com/watch?v=uB1D9wWxd2w" office:target-frame-name="_BLANK" xlink:show="replace">http://youtube.com/watch?v=uB1D9wWxd2w</text:a></text:p>
      <text:p text:style-name="P2">Newblood</text:p>
      <text:p text:style-name="Text_20_body"><text:bookmark text:name="X647_YCSvFpBOe8eY:1"/><text:a xlink:type="simple" xlink:href="http://youtube.com/watch?v=CSvFpBOe8eY" office:target-frame-name="_BLANK" xlink:show="replace">http://youtube.com/watch?v=CSvFpBOe8eY</text:a></text:p>
      <text:p text:style-name="Text_20_body"><text:span text:style-name="T2">Tenda</text:span>: Watcher is insane!</text:p>
      <text:p text:style-name="Text_20_body"><text:span text:style-name="T8">Storm</text:span>: Hmm</text:p>
      <text:p text:style-name="Text_20_body"><text:span text:style-name="T8">Storm</text:span>: Well</text:p>
      <text:p text:style-name="Text_20_body"><text:span text:style-name="T11">Newblood</text:span>: (Well then :hurrr: )</text:p>
      <text:p text:style-name="Text_20_body"><text:span text:style-name="T8">Storm</text:span>: TENDA...</text:p>
      <text:p text:style-name="Text_20_body"><text:span text:style-name="T8">Storm</text:span>: You're an obnoxious jerk, BUT I CAN HANDLE THAT</text:p>
      <text:p text:style-name="Text_20_body"><text:span text:style-name="T6">Yoko</text:span>: (I don't like Chop Suey, the song is so negative)</text:p>
      <text:p text:style-name="Text_20_body"><text:span text:style-name="T8">Storm</text:span>: I mean, GOD...would it KILL YOU to settle down on the control for once!?</text:p>
      <text:p text:style-name="Text_20_body"><text:span text:style-name="T6">Yoko</text:span>: (Retuuuuurn of the maaaack)</text:p>
      <text:p text:style-name="Text_20_body"><text:span text:style-name="T2">Tenda</text:span>: I'm only a jerk because I like it when bad stuff happens to me WITHIN REASON!</text:p>
      <text:p text:style-name="Text_20_body"><text:span text:style-name="T2">Tenda</text:span>: ...and also a jerk because...ALRIGHT THIS ISN'T A GOOD TIME TO PICK APART YOUR ARGUMENTS.</text:p>
      <text:p text:style-name="Text_20_body"><text:span text:style-name="T2">Tenda</text:span>: Whatever you want!</text:p>
      <text:p text:style-name="Text_20_body"><text:span text:style-name="T8">Storm</text:span>: Watcher, while I appreciate the sentiment that you expound when threatening to kill Tenda...</text:p>
      <text:p text:style-name="Text_20_body"><text:span text:style-name="T8">Storm</text:span>: I CAN TAKE CARE OF MYSELF!</text:p>
      <text:p text:style-name="Text_20_body"><text:span text:style-name="T6">Yoko</text:span><text:span text:style-name="T5"> giggles and tries to listen to Newblood's depressing music</text:span></text:p>
      <text:p text:style-name="Text_20_body"><text:span text:style-name="T6">Yoko</text:span>: (Chop Suey better not be about suicide.. damn it)</text:p>
      <text:p text:style-name="Text_20_body"><text:span text:style-name="T8">Storm</text:span>: and I have no goddamn clue where that leather strap on your tail came from, but I want that damn thing off by tomorrow!</text:p>
      <text:p text:style-name="Text_20_body"><text:span text:style-name="T8">Storm</text:span>: It's UNCOUTH!</text:p>
      <text:p text:style-name="Text_20_body"><text:span text:style-name="T2">Tenda</text:span>: I want it off too!</text:p>
      <text:p text:style-name="Text_20_body"><text:span text:style-name="T11">Newblood</text:span>: (I could find some of Serj's Solo pieces )</text:p>
      <text:p text:style-name="Text_20_body"><text:soft-page-break/><text:span text:style-name="T2">Tenda</text:span>: I didn't agree to that!</text:p>
      <text:p text:style-name="Text_20_body"><text:span text:style-name="T6">Yoko</text:span>: (okay)</text:p>
      <text:p text:style-name="Text_20_body"><text:span text:style-name="T10">Rabid</text:span><text:span text:style-name="T9"> starts rolling around in the air laughing</text:span></text:p>
      <text:p text:style-name="Text_20_body"><text:span text:style-name="T4">Watcher</text:span><text:span text:style-name="T3"> growls at Tenda still, having her attention on nothing else but</text:span></text:p>
      <text:p text:style-name="Text_20_body"><text:span text:style-name="T2">Tenda</text:span><text:span text:style-name="T1"> strains her eyes to try and glare at whatever Rabid is finding so funny</text:span></text:p>
      <text:p text:style-name="Text_20_body"><text:span text:style-name="T8">Storm</text:span><text:span text:style-name="T7"> rolls his eyes and slaps Watcher as hard as he can (admittedly not very hard, but still)</text:span></text:p>
      <text:p text:style-name="Text_20_body"><text:span text:style-name="T6">Yoko</text:span><text:span text:style-name="T5"> tries to figure out where this Serj Solo is on Newblood's iPod</text:span></text:p>
      <text:p text:style-name="Text_20_body"><text:span text:style-name="T2">Tenda</text:span>: HEY RABID, while we're all floating around up here</text:p>
      <text:p text:style-name="Text_20_body"><text:span text:style-name="T2">Tenda</text:span>: Thanks for doing the right thing there</text:p>
      <text:p text:style-name="Text_20_body"><text:span text:style-name="T4">Watcher</text:span><text:span text:style-name="T3"> closes her eyes and opens them, having retuned to their natural colour</text:span></text:p>
      <text:p text:style-name="Text_20_body"><text:span text:style-name="T2">Tenda</text:span>: I'll totally forgive you for throwing me to the ground</text:p>
      <text:p text:style-name="Text_20_body"><text:span text:style-name="T6">Yoko</text:span><text:span text:style-name="T5"> finds a random song</text:span></text:p>
      <text:p text:style-name="P1">Yoko</text:p>
      <text:p text:style-name="Text_20_body"><text:bookmark text:name="X647_YtgOx5IDQz9I:1"/><text:a xlink:type="simple" xlink:href="http://youtube.com/watch?v=tgOx5IDQz9I" office:target-frame-name="_BLANK" xlink:show="replace">http://youtube.com/watch?v=tgOx5IDQz9I</text:a></text:p>
      <text:p text:style-name="Text_20_body"><text:span text:style-name="T8">Storm</text:span>: Were you even paying attention to ANYTHING I said, Watcher!?</text:p>
      <text:p text:style-name="Text_20_body"><text:span text:style-name="T4">Watcher</text:span>: Sh- she insulted out child :sadpie:</text:p>
      <text:p text:style-name="Text_20_body"><text:span text:style-name="T8">Storm</text:span>: BIG WHOOP</text:p>
      <text:p text:style-name="Text_20_body"><text:span text:style-name="T6">Yoko</text:span><text:span text:style-name="T5"> shrugs and supplements with a better song</text:span></text:p>
      <text:p text:style-name="P1">Yoko</text:p>
      <text:p text:style-name="Text_20_body"><text:bookmark text:name="X647_YuKZP8fNcYHU:1"/><text:a xlink:type="simple" xlink:href="http://youtube.com/watch?v=uKZP8fNcYHU" office:target-frame-name="_BLANK" xlink:show="replace">http://youtube.com/watch?v=uKZP8fNcYHU</text:a></text:p>
      <text:p text:style-name="Text_20_body"><text:span text:style-name="T2">Tenda</text:span>: ...Rabid? Are you still awake? :nnghaloo:</text:p>
      <text:p text:style-name="Text_20_body"><text:span text:style-name="T2">Tenda</text:span>: STORM, PUT US DOWN ALREADY!</text:p>
      <text:p text:style-name="Text_20_body"><text:span text:style-name="T10">Rabid</text:span><text:span text:style-name="T9"> lazily rolls around in the air giggling</text:span></text:p>
      <text:p text:style-name="Text_20_body"><text:span text:style-name="T8">Storm</text:span><text:span text:style-name="T7"> zaps all three of them with a bolt of lightning</text:span></text:p>
      <text:p text:style-name="Text_20_body"><text:span text:style-name="T2">Tenda</text:span><text:span text:style-name="T1"> cries out in pain, and then her antennae smoke after the lightning has passed</text:span></text:p>
      <text:p text:style-name="Text_20_body"><text:span text:style-name="T4">Watcher</text:span><text:span text:style-name="T3"> is unfazed by the bolt and shakes her head</text:span></text:p>
      <text:p text:style-name="Text_20_body"><text:span text:style-name="T2">Tenda</text:span>: Owwwwwwwmmm...</text:p>
      <text:p text:style-name="Text_20_body"><text:span text:style-name="T10">Rabid</text:span><text:span text:style-name="T9"> looks stormy in the face and laughs</text:span></text:p>
      <text:p text:style-name="Text_20_body"><text:span text:style-name="T2">Tenda</text:span>: Storm, what did you do that for?!</text:p>
      <text:p text:style-name="Text_20_body"><text:span text:style-name="T2">Tenda</text:span>: WHY AM I THE ONLY ONE HERE VULNERABLE TO LIGHTNING?! :toomuch:</text:p>
      <text:p text:style-name="Text_20_body"><text:span text:style-name="T2">Tenda</text:span>: Just put us downnnnn I want to see Rabiddddd!</text:p>
      <text:p text:style-name="Text_20_body"><text:span text:style-name="T11">Newblood</text:span>: (It's hard when he has very little for solo...)</text:p>
      <text:p text:style-name="P2">Newblood</text:p>
      <text:p text:style-name="Text_20_body"><text:bookmark text:name="X647_Y9FPm1aDLmWA:1"/><text:a xlink:type="simple" xlink:href="http://youtube.com/watch?v=9FPm1aDLmWA" office:target-frame-name="_BLANK" xlink:show="replace">http://youtube.com/watch?v=9FPm1aDLmWA</text:a></text:p>
      <text:p text:style-name="Text_20_body"><text:span text:style-name="T6">Yoko</text:span>: (yay)</text:p>
      <text:p text:style-name="Text_20_body"><text:span text:style-name="T8">Storm</text:span>: Ugh</text:p>
      <text:p text:style-name="Text_20_body"><text:span text:style-name="T8">Storm</text:span><text:span text:style-name="T7"> releases Tenda</text:span></text:p>
      <text:p text:style-name="Text_20_body"><text:soft-page-break/><text:span text:style-name="T2">Tenda</text:span><text:span text:style-name="T1"> falls to the floor with a thud</text:span></text:p>
      <text:p text:style-name="Text_20_body"><text:span text:style-name="T2">Tenda</text:span><text:span text:style-name="T1"> scoots over underneath Rabid and looks up</text:span></text:p>
      <text:p text:style-name="Text_20_body"><text:span text:style-name="T2">Tenda</text:span>: IT'S OKAY HONEY I'M HERE.</text:p>
      <text:p text:style-name="Text_20_body"><text:span text:style-name="T4">Watcher</text:span><text:span text:style-name="T3"> begins to cry</text:span></text:p>
      <text:p text:style-name="Text_20_body"><text:span text:style-name="T10">Rabid</text:span><text:span text:style-name="T9"> reaches down and ruffles Tenda's mane</text:span></text:p>
      <text:p text:style-name="Text_20_body"><text:span text:style-name="T10">Rabid</text:span>: Good</text:p>
      <text:p text:style-name="Text_20_body"><text:span text:style-name="T6">Yoko</text:span><text:span text:style-name="T5"> claps as she listens to Serj's Solo</text:span></text:p>
      <text:p text:style-name="Text_20_body"><text:span text:style-name="T2">Tenda</text:span><text:span text:style-name="T1"> does her best to smile</text:span></text:p>
      <text:p text:style-name="Text_20_body"><text:span text:style-name="T8">Storm</text:span><text:span text:style-name="T7"> pushes Rabid and Watcher together</text:span></text:p>
      <text:p text:style-name="Text_20_body"><text:span text:style-name="T8">Storm</text:span>: NOW BE GOOD PARENTS</text:p>
      <text:p text:style-name="Text_20_body"><text:span text:style-name="T2">Tenda</text:span>: ...hey!!</text:p>
      <text:p text:style-name="Text_20_body"><text:span text:style-name="T2">Tenda</text:span>: Storm, please stop jerking me around. :toomuch:</text:p>
      <text:p text:style-name="Text_20_body"><text:span text:style-name="T4">Watcher</text:span>: He's your child too Stormy...</text:p>
      <text:p text:style-name="Text_20_body"><text:span text:style-name="T10">Rabid</text:span>: Mind putting me down now Storm?</text:p>
      <text:p text:style-name="Text_20_body"><text:span text:style-name="T2">Tenda</text:span>: Put him down put him down!</text:p>
      <text:p text:style-name="Text_20_body"><text:span text:style-name="T6">Yoko</text:span>: (This music video.. what is this...)</text:p>
      <text:p text:style-name="Text_20_body"><text:span text:style-name="T2">Tenda</text:span>: Give him to me!!</text:p>
      <text:p text:style-name="Text_20_body"><text:span text:style-name="T6">Yoko</text:span>: (newblood how are you still sane lol)</text:p>
      <text:p text:style-name="Text_20_body"><text:span text:style-name="T8">Storm</text:span>: Barely.</text:p>
      <text:p text:style-name="Text_20_body"><text:span text:style-name="T8">Storm</text:span><text:span text:style-name="T7"> releases them both</text:span></text:p>
      <text:p text:style-name="Text_20_body"><text:span text:style-name="T2">Tenda</text:span><text:span text:style-name="T1"> throws her arms around Rabid, shivering</text:span></text:p>
      <text:p text:style-name="Text_20_body"><text:span text:style-name="T10">Rabid</text:span><text:span text:style-name="T9"> lands on his hooves</text:span></text:p>
      <text:p text:style-name="Text_20_body"><text:span text:style-name="T11">Newblood</text:span>: (Who ever said I was sane in the first place :hurrr: )</text:p>
      <text:p text:style-name="Text_20_body"><text:span text:style-name="T6">Yoko</text:span>: (Yay, more crazy ponies)</text:p>
      <text:p text:style-name="Text_20_body"><text:span text:style-name="T2">Tenda</text:span>: I'msorrydon'tbemadatme!</text:p>
      <text:p text:style-name="Text_20_body"><text:span text:style-name="T6">Yoko</text:span><text:span text:style-name="T5"> listens closely to the lyrics and stares at Newblood who is apparently in her bedroom</text:span></text:p>
      <text:p text:style-name="Text_20_body"><text:span text:style-name="T2">Tenda</text:span>: I DON'T KNOW WHAT I'M DOING WHEN YOU'RE NOT HERE AND I MAKE BAD CHOICES! :toomuch:</text:p>
      <text:p text:style-name="Text_20_body"><text:span text:style-name="T4">Watcher</text:span><text:span text:style-name="T3"> falls flat on her stomach and looks up at Stormy</text:span></text:p>
      <text:p text:style-name="Text_20_body"><text:span text:style-name="T6">Yoko</text:span>: That's.. nice..</text:p>
      <text:p text:style-name="Text_20_body"><text:span text:style-name="T10">Rabid</text:span><text:span text:style-name="T9"> lightly slaps Tenda a few times, not enough to hurt but enough to turn her head a bit</text:span></text:p>
      <text:p text:style-name="Text_20_body"><text:span text:style-name="T8">Storm</text:span><text:span text:style-name="T7"> looks at all three of them with a look of mixed indifference, contempt and frustration</text:span></text:p>
      <text:p text:style-name="Text_20_body"><text:span text:style-name="T6">Yoko</text:span>: for a previous lost soul i gues..</text:p>
      <text:p text:style-name="Text_20_body"><text:span text:style-name="T10">Rabid</text:span>: I know.</text:p>
      <text:p text:style-name="Text_20_body"><text:span text:style-name="T2">Tenda</text:span><text:span text:style-name="T1"> swallows hard, but doesn't let go of Rabid</text:span></text:p>
      <text:p text:style-name="Text_20_body"><text:span text:style-name="T11">Newblood</text:span>: (Alot of his first Solo Pieces weren't very positive, I tells ya that much)</text:p>
      <text:p text:style-name="Text_20_body"><text:span text:style-name="T10">Rabid</text:span><text:span text:style-name="T9"> hugs Tenda while stroking Watcher's back with his back hoof</text:span></text:p>
      <text:p text:style-name="Text_20_body"><text:soft-page-break/><text:span text:style-name="T4">Watcher</text:span>: What do you mean barely? He IS your child.</text:p>
      <text:p text:style-name="Text_20_body"><text:span text:style-name="T6">Yoko</text:span>: (How do you even get out your depression,Newblood? so many sad songs)</text:p>
      <text:p text:style-name="Text_20_body"><text:span text:style-name="T6">Yoko</text:span>: (do you enjoy sulking in your misery?)</text:p>
      <text:p text:style-name="Text_20_body"><text:span text:style-name="T2">Tenda</text:span>: Rabidrabidrabidrabid is best Rabid...</text:p>
      <text:p text:style-name="Text_20_body"><text:span text:style-name="T2">Tenda</text:span><text:span text:style-name="T1"> nuzzles Rabid over and over</text:span></text:p>
      <text:p text:style-name="Text_20_body"><text:span text:style-name="T11">Newblood</text:span>: (Yes :hurrr: )</text:p>
      <text:p text:style-name="Text_20_body"><text:span text:style-name="T2">Tenda</text:span>: Rabid teach me how to stop getting myself almost murdered in your absence. :nnghaloo:</text:p>
      <text:p text:style-name="Text_20_body"><text:span text:style-name="T10">Rabid</text:span>: Mmm. You're damn right I am.</text:p>
      <text:p text:style-name="Text_20_body"><text:span text:style-name="T2">Tenda</text:span>: I've been trying to act like you but it isn't working!!</text:p>
      <text:p text:style-name="Text_20_body"><text:span text:style-name="T2">Tenda</text:span>: No one listens to me!</text:p>
      <text:p text:style-name="Text_20_body"><text:span text:style-name="T11">Newblood</text:span>: (I don't get it, but I see the negativity as being Positive)</text:p>
      <text:p text:style-name="Text_20_body"><text:span text:style-name="T4">Watcher</text:span><text:span text:style-name="T3"> purrs as she is petted by Rabid as she looks up at Stormy</text:span></text:p>
      <text:p text:style-name="Text_20_body"><text:span text:style-name="T6">Yoko</text:span> joined the chat </text:p>
      <text:p text:style-name="Text_20_body"><text:span text:style-name="T6">Yoko</text:span>: (that's strange, sounds cynical to me)</text:p>
      <text:p text:style-name="Text_20_body"><text:span text:style-name="T6">Yoko</text:span>: (like this song)</text:p>
      <text:p text:style-name="P1">Yoko</text:p>
      <text:p text:style-name="Text_20_body"><text:bookmark text:name="X647_YlP077RitNAc:1"/><text:a xlink:type="simple" xlink:href="http://youtube.com/watch?v=lP077RitNAc" office:target-frame-name="_BLANK" xlink:show="replace">http://youtube.com/watch?v=lP077RitNAc</text:a></text:p>
      <text:p text:style-name="Text_20_body"><text:span text:style-name="T11">Newblood</text:span>: (I think in a way, it helps me get it out, even if I don't talk to someone directly)</text:p>
      <text:p text:style-name="Text_20_body"><text:span text:style-name="T8">Storm</text:span><text:span text:style-name="T7"> twitches a bit, a bolt of lightning sliding up his body, before finally settling down</text:span></text:p>
      <text:p text:style-name="Text_20_body"><text:span text:style-name="T6">Yoko</text:span>: (Do you even have anyone to talk to? I could talk to you about it..my mother suffers from depression so I learned somethings from her)</text:p>
      <text:p text:style-name="Text_20_body"><text:span text:style-name="T2">Tenda</text:span><text:span text:style-name="T1"> whimpers, "Rabby?"</text:span></text:p>
      <text:p text:style-name="Text_20_body"><text:span text:style-name="T4">Watcher</text:span>: Stormy... He IS your child... *frowns*</text:p>
      <text:p text:style-name="Text_20_body"><text:span text:style-name="T6">Yoko</text:span>: (ooh, did it go through your mane too?)</text:p>
      <text:p text:style-name="Text_20_body"><text:span text:style-name="T10">Rabid</text:span>: Yes?</text:p>
      <text:p text:style-name="Text_20_body"><text:span text:style-name="T11">Newblood</text:span>: (Now, Eminem's "Negativity" makes you feel like you were actually there oddly :wtf: )</text:p>
      <text:p text:style-name="Text_20_body"><text:span text:style-name="T8">Storm</text:span>: Only on account of him being an Alicorn.</text:p>
      <text:p text:style-name="Text_20_body"><text:span text:style-name="T2">Tenda</text:span>: Were you even paying attention. &lt;_&gt;​</text:p>
      <text:p text:style-name="Text_20_body"><text:span text:style-name="T6">Yoko</text:span>: (Yeah,Eminem's is like dark realism,his mom pops prescription pills and his dad was a loser)</text:p>
      <text:p text:style-name="Text_20_body"><text:span text:style-name="T10">Rabid</text:span>: I don't know what to tell you. Maybe you weren't meant to be listened to.</text:p>
      <text:p text:style-name="Text_20_body"><text:span text:style-name="T2">Tenda</text:span><text:span text:style-name="T1"> squeaks</text:span></text:p>
      <text:p text:style-name="Text_20_body"><text:span text:style-name="T11">Newblood</text:span>: (His ex wasn't any better)</text:p>
      <text:p text:style-name="Text_20_body"><text:span text:style-name="T2">Tenda</text:span>: NOW THAT WOULD BE THE WORST THING!</text:p>
      <text:p text:style-name="Text_20_body"><text:span text:style-name="T2">Tenda</text:span>: I'd go crazy if people didn't pay attention to me!!</text:p>
      <text:p text:style-name="Text_20_body"><text:span text:style-name="T2">Tenda</text:span><text:span text:style-name="T1"> shakes Rabid, "That's why you need to be here more!!"</text:span></text:p>
      <text:p text:style-name="Text_20_body"><text:span text:style-name="T6">Yoko</text:span>: (His ex?)</text:p>
      <text:p text:style-name="Text_20_body"><text:span text:style-name="T4">Watcher</text:span>: He has your beautiful eyes....</text:p>
      <text:p text:style-name="Text_20_body"><text:soft-page-break/><text:span text:style-name="T6">Yoko</text:span>: (You mean that one who he got his children from&gt;​)</text:p>
      <text:p text:style-name="Text_20_body"><text:span text:style-name="T11">Newblood</text:span>: (His Ex-Wife, she only married him for his money)</text:p>
      <text:p text:style-name="Text_20_body"><text:span text:style-name="T2">Tenda</text:span>: I need someone to keep me on a tight leash so I don't piss Watcher off to the point of getting killed in my sleep. :nnghaloo:</text:p>
      <text:p text:style-name="Text_20_body"><text:span text:style-name="T10">Rabid</text:span>: I'll try to be here more. I've been... busy</text:p>
      <text:p text:style-name="Text_20_body"><text:span text:style-name="T2">Tenda</text:span><text:span text:style-name="T1"> nuzzles Rabid again, "Good..."</text:span></text:p>
      <text:p text:style-name="Text_20_body"><text:span text:style-name="T6">Yoko</text:span>: (I'm listening to his older songs and I hear him mentioning how he was broke once and about his wife got on a bad habit?)</text:p>
      <text:p text:style-name="Text_20_body"><text:span text:style-name="T11">Newblood</text:span>: (Afaik, the Wife We know or knew was named Kim)</text:p>
      <text:p text:style-name="Text_20_body"><text:span text:style-name="T8">Storm</text:span>: Ugh...</text:p>
      <text:p text:style-name="Text_20_body"><text:span text:style-name="T8">Storm</text:span>: I just...don't even care anymore.</text:p>
      <text:p text:style-name="Text_20_body"><text:span text:style-name="T6">Yoko</text:span>: (It was all about the money anyway,Kim never had any money</text:p>
      <text:p text:style-name="Text_20_body"><text:span text:style-name="T4">Watcher</text:span>: You... Don't care anymore? :sadpie:</text:p>
      <text:p text:style-name="Text_20_body"><text:span text:style-name="T2">Tenda</text:span>: Rabid Rabid Rabid you aren't paying enough attention to me!</text:p>
      <text:p text:style-name="Text_20_body"><text:span text:style-name="T2">Tenda</text:span>: Why aren't you paying enough attention to me?!</text:p>
      <text:p text:style-name="Text_20_body"><text:span text:style-name="T2">Tenda</text:span>: RABBY!</text:p>
      <text:p text:style-name="Text_20_body"><text:span text:style-name="T11">Newblood</text:span>: (Money for "drugs" this is in pretty much the worst place you could live in the country)</text:p>
      <text:p text:style-name="Text_20_body"><text:span text:style-name="T8">Storm</text:span>: TENDA!</text:p>
      <text:p text:style-name="Text_20_body"><text:span text:style-name="T10">Rabid</text:span><text:span text:style-name="T9"> smacks Tenda's bum and laughs</text:span></text:p>
      <text:p text:style-name="Text_20_body"><text:span text:style-name="T2">Tenda</text:span><text:span text:style-name="T1"> meeps o-o</text:span></text:p>
      <text:p text:style-name="Text_20_body"><text:span text:style-name="T2">Tenda</text:span>: STORM!</text:p>
      <text:p text:style-name="Text_20_body"><text:span text:style-name="T8">Storm</text:span>: Pah...</text:p>
      <text:p text:style-name="Text_20_body"><text:span text:style-name="T8">Storm</text:span>: For once, SHUT UP!</text:p>
      <text:p text:style-name="Text_20_body"><text:span text:style-name="T2">Tenda</text:span>: Make me, jerk!</text:p>
      <text:p text:style-name="Text_20_body"><text:span text:style-name="T2">Tenda</text:span>: Rabby is here now!</text:p>
      <text:p text:style-name="Text_20_body"><text:span text:style-name="T2">Tenda</text:span>: I can do what I want!</text:p>
      <text:p text:style-name="Text_20_body"><text:span text:style-name="T10">Rabid</text:span><text:span text:style-name="T9"> puts a hoof over Tenda's mouth</text:span></text:p>
      <text:p text:style-name="Text_20_body"><text:span text:style-name="T10">Rabid</text:span>: Now who ever said that?</text:p>
      <text:p text:style-name="Text_20_body"><text:span text:style-name="T2">Tenda</text:span><text:span text:style-name="T1"> glares angrily at Rabid</text:span></text:p>
      <text:p text:style-name="Text_20_body"><text:span text:style-name="T11">Newblood</text:span>: (8 Mile is basically The Ghettos)</text:p>
      <text:p text:style-name="Text_20_body"><text:span text:style-name="T2">Tenda</text:span><text:span text:style-name="T1"> kicks him in his rib</text:span></text:p>
      <text:p text:style-name="Text_20_body"><text:span text:style-name="T4">Watcher</text:span>: Storm... What do you mean?</text:p>
      <text:p text:style-name="Text_20_body"><text:span text:style-name="T11">Newblood</text:span>: (I saw the Movie 8 Mile, Unrated version I think, that goes through quite a bit of Eminem's past)</text:p>
      <text:p text:style-name="Text_20_body"><text:span text:style-name="T8">Storm</text:span>: Everyone's acting so GODDAMN irrational, and I'm usually stuck with the mess!</text:p>
      <text:p text:style-name="Text_20_body"><text:span text:style-name="T10">Rabid</text:span><text:span text:style-name="T9"> moves his hoof from Tenda's mouth to her throat and his other hoof lifts the leg that kicked him high into the air</text:span></text:p>
      <text:p text:style-name="Text_20_body"><text:span text:style-name="T2">Tenda</text:span><text:span text:style-name="T1"> squeaks out in a strained voice, "Don't I get to choose what kind of night we have?"</text:span></text:p>
      <text:p text:style-name="Text_20_body"><text:soft-page-break/><text:span text:style-name="T2">Tenda</text:span><text:span text:style-name="T1"> tries to shake her leg loose</text:span></text:p>
      <text:p text:style-name="Text_20_body"><text:span text:style-name="T4">Watcher</text:span>: I- I'm sorry Storm... I'll try to be better for you</text:p>
      <text:p text:style-name="Text_20_body"><text:span text:style-name="T10">Rabid</text:span><text:span text:style-name="T9"> flops Tenda over onto her back and climbs on top of her, still holding her leg, slightly loosening the grip on her throat, kissing her neck</text:span></text:p>
      <text:p text:style-name="Text_20_body"><text:span text:style-name="T2">Tenda</text:span>: R-Rabid, no! I'm not one of your dogs!</text:p>
      <text:p text:style-name="Text_20_body"><text:span text:style-name="T2">Tenda</text:span>: I don't want to do this right now!</text:p>
      <text:p text:style-name="Text_20_body"><text:span text:style-name="T10">Rabid</text:span><text:span text:style-name="T9"> breaks his furious oral assault of your neck</text:span></text:p>
      <text:p text:style-name="Text_20_body"><text:span text:style-name="T10">Rabid</text:span>: This isn't about what you want. Its about what I need.</text:p>
      <text:p text:style-name="Text_20_body"><text:span text:style-name="T2">Tenda</text:span>: What the heck's gotten into you?!</text:p>
      <text:p text:style-name="Text_20_body"><text:span text:style-name="T2">Tenda</text:span>: What happened to the Rabid who called me 'Ms. Tenda' that one time!</text:p>
      <text:p text:style-name="Text_20_body"><text:span text:style-name="T8">Storm</text:span><text:span text:style-name="T7"> stares over at Tenda and Rabid, a part of him feeling ecstatic at Tenda finally getting her comeuppance...</text:span></text:p>
      <text:p text:style-name="Text_20_body"><text:span text:style-name="T8">Storm</text:span>: (Y'know, again)</text:p>
      <text:p text:style-name="Text_20_body"><text:span text:style-name="T2">Tenda</text:span>: I thought I was putting up with you for a REASON!</text:p>
      <text:p text:style-name="Text_20_body"><text:span text:style-name="T4">Watcher</text:span>: Rabid.. Please... This isn't the time.</text:p>
      <text:p text:style-name="Text_20_body"><text:span text:style-name="T2">Tenda</text:span><text:span text:style-name="T1"> glares angrily at Rabid from her prone position</text:span></text:p>
      <text:p text:style-name="Text_20_body"><text:span text:style-name="T10">Rabid</text:span>: Put up with me?</text:p>
      <text:p text:style-name="Text_20_body"><text:span text:style-name="T2">Tenda</text:span>: Put up with getting ASSAULTED beyond the pale!</text:p>
      <text:p text:style-name="Text_20_body"><text:span text:style-name="T2">Tenda</text:span>: I like getting beat on a little, Rabid, but GEEZ!</text:p>
      <text:p text:style-name="Text_20_body"><text:span text:style-name="T8">Storm</text:span>: Ohhh</text:p>
      <text:p text:style-name="Text_20_body"><text:span text:style-name="T2">Tenda</text:span>: I...okay.</text:p>
      <text:p text:style-name="Text_20_body"><text:span text:style-name="T2">Tenda</text:span>: Rabid I have no idea what I want. o-o</text:p>
      <text:p text:style-name="Text_20_body"><text:span text:style-name="T10">Rabid</text:span><text:span text:style-name="T9"> barks at Watcher "The day you tell me what to do is the day I take the ring from your tail. Chose your words wisely, pet."</text:span></text:p>
      <text:p text:style-name="Text_20_body"><text:span text:style-name="T8">Storm</text:span>: DO NOT CALL HER THAT</text:p>
      <text:p text:style-name="Text_20_body"><text:span text:style-name="T2">Tenda</text:span>: ...I do know I want you to get rid of your pets though. :toomuch:</text:p>
      <text:p text:style-name="Text_20_body"><text:span text:style-name="T10">Rabid</text:span><text:span text:style-name="T9"> roughly moves a hoof to Tenda's thighs</text:span></text:p>
      <text:p text:style-name="Text_20_body"><text:span text:style-name="T10">Rabid</text:span>: Exactly. You don't know what you want and I do.</text:p>
      <text:p text:style-name="Text_20_body"><text:span text:style-name="T2">Tenda</text:span><text:span text:style-name="T1"> shakes her leg angrily and Rabid's hoof by extension, "I'm not gonna play with you anymore if you don't get rid of your peeeets!"</text:span></text:p>
      <text:p text:style-name="Text_20_body"><text:span text:style-name="T8">Storm</text:span><text:span text:style-name="T7"> levitates Watcher to hom</text:span></text:p>
      <text:p text:style-name="Text_20_body"><text:span text:style-name="T8">Storm</text:span>: him*</text:p>
      <text:p text:style-name="Text_20_body"><text:span text:style-name="T2">Tenda</text:span><text:span text:style-name="T1"> breathes a little more rapidly and uneasily as Rabid feels around</text:span></text:p>
      <text:p text:style-name="Text_20_body"><text:span text:style-name="T10">Rabid</text:span><text:span text:style-name="T9"> rubs his hoof into Tenda's hole as his stallionhood slaps down on her belly</text:span></text:p>
      <text:p text:style-name="Text_20_body"><text:span text:style-name="T10">Rabid</text:span>: And I'm going to give you what you didn't know you wanted.</text:p>
      <text:p text:style-name="Text_20_body"><text:span text:style-name="T2">Tenda</text:span><text:span text:style-name="T1"> cries out with a sputter</text:span></text:p>
      <text:p text:style-name="Text_20_body"><text:span text:style-name="T2">Tenda</text:span>: RABID NO.</text:p>
      <text:p text:style-name="Text_20_body"><text:span text:style-name="T2">Tenda</text:span>: Rabid, come on, listen to me quick...</text:p>
      <text:p text:style-name="Text_20_body"><text:soft-page-break/><text:span text:style-name="T2">Tenda</text:span>: I don't like that that much, I don't I don't I don't</text:p>
      <text:p text:style-name="Text_20_body"><text:span text:style-name="T10">Rabid</text:span><text:span text:style-name="T9"> grabs Tenda's throat hard</text:span></text:p>
      <text:p text:style-name="Text_20_body"><text:span text:style-name="T2">Tenda</text:span>: Can we do so-- MMF</text:p>
      <text:p text:style-name="Text_20_body"><text:span text:style-name="T10">Rabid</text:span>: You don't say no. Not to me.</text:p>
      <text:p text:style-name="Text_20_body"><text:span text:style-name="T4">Watcher</text:span>: I'm not your pet anymore Rabid...</text:p>
      <text:p text:style-name="Text_20_body"><text:span text:style-name="T8">Storm</text:span>: In fact, I don't think he should have anymore pets...</text:p>
      <text:p text:style-name="Text_20_body"><text:span text:style-name="T10">Rabid</text:span><text:span text:style-name="T9"> disregards Storms words and looks deep into Tenda's eyes</text:span></text:p>
      <text:p text:style-name="Text_20_body"><text:span text:style-name="T8">Storm</text:span><text:span text:style-name="T7"> stares at Rabid for a few seconds as if planning something, but tentatively decides against it</text:span></text:p>
      <text:p text:style-name="Text_20_body"><text:span text:style-name="T4">Watcher</text:span>: I won't be your pet again...</text:p>
      <text:p text:style-name="Text_20_body"><text:span text:style-name="T2">Tenda</text:span><text:span text:style-name="T1"> gurgles between Rabid's hoof and the hard floor</text:span></text:p>
      <text:p text:style-name="Text_20_body"><text:span text:style-name="T10">Rabid</text:span><text:span text:style-name="T9"> lets Tenda breath, still holding her throat</text:span></text:p>
      <text:p text:style-name="Text_20_body"><text:span text:style-name="T8">Storm</text:span>: Watcher, we should leave.</text:p>
      <text:p text:style-name="Text_20_body"><text:span text:style-name="T8">Storm</text:span><text:span text:style-name="T7"> heads for the door</text:span></text:p>
      <text:p text:style-name="Text_20_body"><text:span text:style-name="T4">Watcher</text:span>: Storm... Rabid can't do this. It's just wrong...</text:p>
      <text:p text:style-name="Text_20_body"><text:span text:style-name="T10">Rabid</text:span><text:span text:style-name="T9"> turns away from Tends</text:span></text:p>
      <text:p text:style-name="Text_20_body"><text:span text:style-name="T2">Tenda</text:span><text:span text:style-name="T1"> slowly turns red as she looks into Rabid's commanding eyes</text:span></text:p>
      <text:p text:style-name="Text_20_body"><text:span text:style-name="T10">Rabid</text:span>: You'll be back.</text:p>
      <text:p text:style-name="Text_20_body"><text:span text:style-name="T10">Rabid</text:span>: At least she will.</text:p>
      <text:p text:style-name="Text_20_body"><text:span text:style-name="T10">Rabid</text:span><text:span text:style-name="T9"> turns back to Tenda, loosening his grip, his stallionhood still pressed hard between the two of them</text:span></text:p>
      <text:p text:style-name="Text_20_body"><text:span text:style-name="T2">Tenda</text:span><text:span text:style-name="T1"> quietly whispers, almost only mouthing it, "I think I love you."</text:span></text:p>
      <text:p text:style-name="Text_20_body"><text:span text:style-name="T4">Watcher</text:span>: I- I most certainly won't!</text:p>
      <text:p text:style-name="Text_20_body"><text:span text:style-name="T2">Tenda</text:span><text:span text:style-name="T1"> adds a physical undertone to her whisper, gently raising herself up slightly to return the pressure of Rabid's stallionhood</text:span></text:p>
      <text:p text:style-name="Text_20_body"><text:span text:style-name="T10">Rabid</text:span><text:span text:style-name="T9"> smiles warmly at Tenda before passionately kissing her</text:span></text:p>
      <text:p text:style-name="Text_20_body"><text:span text:style-name="T8">Storm</text:span><text:span text:style-name="T7"> mumbles to himself "Goddesses help her if she does"</text:span></text:p>
      <text:p text:style-name="Text_20_body"><text:span text:style-name="T8">Storm</text:span><text:span text:style-name="T7"> motions for Watcher to follow him</text:span></text:p>
      <text:p text:style-name="Text_20_body"><text:span text:style-name="T2">Tenda</text:span><text:span text:style-name="T1"> flushes even more, and tries to whisper something else</text:span></text:p>
      <text:p text:style-name="Text_20_body"><text:span text:style-name="T4">Watcher</text:span><text:span text:style-name="T3"> throws her head up and walks with Stormy</text:span></text:p>
      <text:p text:style-name="Text_20_body"><text:span text:style-name="T2">Tenda</text:span>: I didn't want to do this tonight, because it's already ... clutch night...</text:p>
      <text:p text:style-name="Text_20_body"><text:span text:style-name="T2">Tenda</text:span><text:span text:style-name="T1">: I need to get these out of me before I go to bed or I'm going to pop. :nnghaloo:</text:span></text:p>
      <text:p text:style-name="Text_20_body"><text:span text:style-name="T4">Watcher</text:span>: Stormy, I don't want Rabid to see /our/ child again until he changes attitude...</text:p>
      <text:p text:style-name="Text_20_body"><text:span text:style-name="T10">Rabid</text:span><text:span text:style-name="T9"> movies his hoof from Tenda's neck and holds it horizontally across her chest and his hoof moves in circles on her marehood</text:span></text:p>
      <text:p text:style-name="Text_20_body"><text:span text:style-name="T2">Tenda</text:span><text:span text:style-name="T1"> coos happily, leaning in to nuzzle Rabid's arm</text:span></text:p>
      <text:p text:style-name="Text_20_body"><text:span text:style-name="T8">Storm</text:span>: Don't worry, he won't.</text:p>
      <text:p text:style-name="Text_20_body"><text:span text:style-name="T2">Tenda</text:span>: C-come outside with me while I do it. o-o</text:p>
      <text:p text:style-name="Text_20_body"><text:span text:style-name="T2">Tenda</text:span>: Then we can come back and... whatever!</text:p>
      <text:p text:style-name="Text_20_body"><text:soft-page-break/><text:span text:style-name="T2">Tenda</text:span>: And it would feel... different if you were there. o-o</text:p>
      <text:p text:style-name="Text_20_body"><text:span text:style-name="T4">Watcher</text:span><text:span text:style-name="T3"> snorts and walks outside with Stormy</text:span></text:p>
      <text:p text:style-name="Text_20_body"><text:span text:style-name="T10">Rabid</text:span><text:span text:style-name="T9"> stands and pulls Tenda up, walking her outside with his muzzle burried in her throat</text:span></text:p>
      <text:p text:style-name="Text_20_body"><text:span text:style-name="T8">Storm</text:span><text:span text:style-name="T7"> walks home with Watcher</text:span></text:p>
      <text:p text:style-name="Text_20_body"><text:span text:style-name="T2">Tenda</text:span><text:span text:style-name="T1"> beams with joy as she does her best to lead the two of them towards the largest, full-leaved tree she can spot in the dark around the house</text:span></text:p>
      <text:p text:style-name="Text_20_body"><text:span text:style-name="T4">Watcher</text:span><text:span text:style-name="T3"> wipes a tear down her cheek and lays her head on Stormy</text:span></text:p>
      <text:p text:style-name="Text_20_body"><text:span text:style-name="T2">Tenda</text:span><text:span text:style-name="T1"> tests the bark of a broad oak with her antennae, and seems satisfied as she plops onto the ground facing the trunk</text:span></text:p>
      <text:p text:style-name="Text_20_body"><text:span text:style-name="T2">Tenda</text:span>: Just unnh, this'll only take a few minutes...</text:p>
      <text:p text:style-name="Text_20_body"><text:span text:style-name="T2">Tenda</text:span>: Lemme just get settled first...</text:p>
      <text:p text:style-name="Text_20_body"><text:span text:style-name="T10">Rabid</text:span><text:span text:style-name="T9"> pulls his muzzle from Tenda's neck and stays close.</text:span></text:p>
      <text:p text:style-name="Text_20_body"><text:span text:style-name="T2">Tenda</text:span><text:span text:style-name="T1"> wraps her fore legs around the trunk of the tree, pressing her tummy and nether against it almost perpendicular, and curiously slides back and forth and side-to-side and up-and-down in the dark</text:span></text:p>
      <text:p text:style-name="Text_20_body"><text:span text:style-name="T2">Tenda</text:span><text:span text:style-name="T1"> continues the seemingly purposeless motion until there is a light sheen of sweat on her in the moonlight, and the faint smell of musk</text:span></text:p>
      <text:p text:style-name="Text_20_body"><text:span text:style-name="T2">Tenda</text:span>: ...okay, now I can look. o-o;</text:p>
      <text:p text:style-name="Text_20_body"><text:span text:style-name="T2">Tenda</text:span><text:span text:style-name="T1"> begins scouring the tree in the dark between her thighs again, this time visibly bumping back and forth against it as she looks for a good crack in the bark</text:span></text:p>
      <text:p text:style-name="Text_20_body"><text:span text:style-name="T2">Tenda</text:span><text:span text:style-name="T1"> seems to settle, and excitedly swings a hoof back in Rabid's direction</text:span></text:p>
      <text:p text:style-name="Text_20_body"><text:span text:style-name="T2">Tenda</text:span>: Hold, hold!</text:p>
      <text:p text:style-name="Text_20_body"><text:span text:style-name="T10">Rabid</text:span><text:span text:style-name="T9"> hods Tenda's hoof</text:span></text:p>
      <text:p text:style-name="Text_20_body"><text:span text:style-name="T2">Tenda</text:span>: And unnh, if you want to do anything else to keep me excited, this would go faster. o-o;;</text:p>
      <text:p text:style-name="Text_20_body"><text:span text:style-name="T8">Storm</text:span><text:span text:style-name="T7"> enters their home, letting Watcher in and shutting the door behind her, locking it</text:span></text:p>
      <text:p text:style-name="Text_20_body"><text:span text:style-name="T2">Tenda</text:span><text:span text:style-name="T1"> settles in another centimeter or two closer to the tree, and begins to lose herself in some kind of instinctive ecstasy as invisible-to-Rabid her ovipositor begins depositing egg-after-egg into the bark of the tree sheathed in a thick and sticky mucuous</text:span></text:p>
      <text:p text:style-name="Text_20_body"><text:span text:style-name="T10">Rabid</text:span><text:span text:style-name="T9"> lightly kisses Tenda's neck as she deposits</text:span></text:p>
      <text:p text:style-name="Text_20_body"><text:span text:style-name="T4">Watcher</text:span><text:span text:style-name="T3"> cries lightly and holds Stormy</text:span></text:p>
      <text:p text:style-name="Text_20_body"><text:span text:style-name="T2">Tenda</text:span><text:span text:style-name="T1"> continues her work, silent but mouth agape as if she is moaning over and over</text:span></text:p>
      <text:p text:style-name="Text_20_body"><text:span text:style-name="T8">Storm</text:span>: Hm?</text:p>
      <text:p text:style-name="Text_20_body"><text:span text:style-name="T2">Tenda</text:span><text:span text:style-name="T1"> 's expression becomes more pained, and almost awkward, as she slowly slides closer to the tree and then, with great effort, pulls herself off of the trunk with a wet smack and splash of fluids onto the ground beneath her</text:span></text:p>
      <text:p text:style-name="Text_20_body"><text:span text:style-name="T2">Tenda</text:span>: ...urg. :wtf:</text:p>
      <text:p text:style-name="Text_20_body"><text:span text:style-name="T4">Watcher</text:span>: Stormy.... Rabid's changed... What happened to him? I miss it when he was nice..</text:p>
      <text:p text:style-name="Text_20_body"><text:span text:style-name="T2">Tenda</text:span><text:span text:style-name="T1"> turns back to Rabid, still holding his hoof, "I uhhh, always feel really weird after that, hahaha..."</text:span></text:p>
      <text:p text:style-name="Text_20_body"><text:span text:style-name="T2">Tenda</text:span>: But congratulations, daddy. :P</text:p>
      <text:p text:style-name="Text_20_body"><text:soft-page-break/><text:span text:style-name="T10">Rabid</text:span><text:span text:style-name="T9"> hugs Tenda from behind and smiles</text:span></text:p>
      <text:p text:style-name="Text_20_body"><text:span text:style-name="T8">Storm</text:span>: I...I don't know.</text:p>
      <text:p text:style-name="Text_20_body"><text:span text:style-name="T2">Tenda</text:span><text:span text:style-name="T1"> hugs Rabid back, noticeably exhausted and limp</text:span></text:p>
      <text:p text:style-name="Text_20_body"><text:span text:style-name="T2">Tenda</text:span>: Let's... head back somewhere I can sit or lay without a root up my plot.</text:p>
      <text:p text:style-name="Text_20_body"><text:span text:style-name="T10">Rabid</text:span><text:span text:style-name="T9"> starts dragging you back to the house</text:span></text:p>
      <text:p text:style-name="Text_20_body"><text:span text:style-name="T4">Watcher</text:span>: He used to be so nice... Now- now he's this monster.</text:p>
      <text:p text:style-name="Text_20_body"><text:span text:style-name="T10">Rabid</text:span>: Mmm maybe put something else in your plot, huh?</text:p>
      <text:p text:style-name="Text_20_body"><text:span text:style-name="T8">Storm</text:span>: On that note, there's something that must be taken care of...</text:p>
      <text:p text:style-name="Text_20_body"><text:span text:style-name="T2">Tenda</text:span><text:span text:style-name="T1"> whispers with a giggle and flutter of her eyes as they walk, "I was going to say you could reinvigorate me, but I see you already were thinking about it.."</text:span></text:p>
      <text:p text:style-name="Text_20_body"><text:span text:style-name="T8">Storm</text:span><text:span text:style-name="T7"> gently grabs Watcher's tail and removes the leather strip</text:span></text:p>
      <text:p text:style-name="Text_20_body"><text:span text:style-name="T10">Rabid</text:span><text:span text:style-name="T9"> pushes Tenda to the ground as soon as they get inside and jumps on top of her</text:span></text:p>
      <text:p text:style-name="Text_20_body"><text:span text:style-name="T4">Watcher</text:span>: T-thank you... I don't know how that got on...</text:p>
      <text:p text:style-name="Text_20_body"><text:span text:style-name="T8">Storm</text:span>: Is there anything else?</text:p>
      <text:p text:style-name="Text_20_body"><text:span text:style-name="T2">Tenda</text:span><text:span text:style-name="T1"> meeps a little, but pleasurably, still oversensitive from her exertion at the tree</text:span></text:p>
      <text:p text:style-name="Text_20_body"><text:span text:style-name="T8">Storm</text:span><text:span text:style-name="T7"> checks Watcher's body for any other implements</text:span></text:p>
      <text:p text:style-name="Text_20_body"><text:span text:style-name="T2">Tenda</text:span>: You're lucky there are so many hormones swirling in my brain right now I'd buck a horse.</text:p>
      <text:p text:style-name="Text_20_body"><text:span text:style-name="T2">Tenda</text:span>: Everywhere at once. o-o</text:p>
      <text:p text:style-name="Text_20_body"><text:span text:style-name="T10">Rabid</text:span><text:span text:style-name="T9"> pushes his hoof against Tenda's marehood, his other hoof holding her wing pressed against the ground</text:span></text:p>
      <text:p text:style-name="Text_20_body"><text:span text:style-name="T2">Tenda</text:span><text:span text:style-name="T1"> winces with the contact with her still-mangled wings, still gradually unfolding as they are, but this time eagerly raises her hips to meet Rabid's hoof</text:span></text:p>
      <text:p text:style-name="Text_20_body"><text:span text:style-name="T2">Tenda</text:span>: You always do this... do something special tonight...</text:p>
      <text:p text:style-name="Text_20_body"><text:span text:style-name="T2">Tenda</text:span>: Make me feel dirty...</text:p>
      <text:p text:style-name="Text_20_body"><text:span text:style-name="T2">Tenda</text:span><text:span text:style-name="T1"> is staring up at Rabid with heavy-lidded eyes, some sheen of primal lust still glimmering behind them</text:span></text:p>
      <text:p text:style-name="Text_20_body"><text:span text:style-name="T10">Rabid</text:span><text:span text:style-name="T9"> slides his hoof against her marehood before bringing it to her muzzle</text:span></text:p>
      <text:p text:style-name="Text_20_body"><text:span text:style-name="T10">Rabid</text:span>: I'm just getting started</text:p>
      <text:p text:style-name="Text_20_body"><text:span text:style-name="T2">Tenda</text:span><text:span text:style-name="T1"> giggles, and laps her own juices from the hoof, ... briefly getting her tongue stuck in the process :rariwat:</text:span></text:p>
      <text:p text:style-name="Text_20_body"><text:span text:style-name="T10">Rabid</text:span><text:span text:style-name="T9"> reaches his hoof back between Tenda's marehood and slides it back even farther and prods at her plothole</text:span></text:p>
      <text:p text:style-name="Text_20_body"><text:span text:style-name="T2">Tenda</text:span><text:span text:style-name="T1"> inhales deeply, rocking and sliding her body towards Rabid's hoof to accommodate him</text:span></text:p>
      <text:p text:style-name="Text_20_body"><text:span text:style-name="T2">Tenda</text:span><text:span text:style-name="T1"> 's eyes roll back with the swarm of sensation reaching her</text:span></text:p>
      <text:p text:style-name="Text_20_body"><text:span text:style-name="T10">Rabid</text:span><text:span text:style-name="T9"> moves his hoof in a rough circle pushing on Tenda's plothole as he lightly bites her neck</text:span></text:p>
      <text:p text:style-name="Text_20_body"><text:span text:style-name="T4">Watcher</text:span>: I- I don't think I have anymore Stormy...</text:p>
      <text:p text:style-name="Text_20_body"><text:span text:style-name="T2">Tenda</text:span><text:span text:style-name="T1"> practically convulses, awash in an unnavigable stream of desires to move this way or that in respond to Rabid's urgings</text:span></text:p>
      <text:p text:style-name="Text_20_body"><text:span text:style-name="T2">Tenda</text:span><text:span text:style-name="T1"> breathes increasingly rapid and shallow, inching back and forth like a worm while flipping </text:span><text:soft-page-break/><text:span text:style-name="T1">her head from side-to-side in her throes of pleasure</text:span></text:p>
      <text:p text:style-name="Text_20_body"><text:span text:style-name="T10">Rabid</text:span><text:span text:style-name="T9"> moans and growls and the grip of his jaw increases and his hoof pushes into Tenda's plothole</text:span></text:p>
      <text:p text:style-name="Text_20_body"><text:span text:style-name="T2">Tenda</text:span><text:span text:style-name="T1"> gags suddenly with the force of the intrusion, thrown off-guard by the realization of something she had imagined in the past but never felt... and feeling definitely not how she envisioned it would</text:span></text:p>
      <text:p text:style-name="Text_20_body"><text:span text:style-name="T10">Rabid</text:span><text:span text:style-name="T9"> grinds his hoof around inside</text:span></text:p>
      <text:p text:style-name="Text_20_body"><text:span text:style-name="T2">Tenda</text:span><text:span text:style-name="T1"> catches her stride and resumes her rapid, shallow, and raspy breathing, now just pressing her neck more and more firmly against Rabid's teeth as visions of trickling blood (and occasionally Watcher's face) fly through her mind</text:span></text:p>
      <text:p text:style-name="Text_20_body"><text:span text:style-name="T2">Tenda</text:span><text:span text:style-name="T1"> periodically gags again, face deceptively scrunched in what would seem like discomfort as she grapples with the strange sensation</text:span></text:p>
      <text:p text:style-name="Text_20_body"><text:span text:style-name="T8">Storm</text:span><text:span text:style-name="T7"> runs his hooves along Watcher's belly and teats, grimacing as he feels several small brass rings hanging from Watcher's teats</text:span></text:p>
      <text:p text:style-name="Text_20_body"><text:span text:style-name="T8">Storm</text:span>: Ugh, guess not...</text:p>
      <text:p text:style-name="Text_20_body"><text:span text:style-name="T8">Storm</text:span>: You sure you don't remember getting these? :hurrr:</text:p>
      <text:p text:style-name="Text_20_body"><text:span text:style-name="T4">Watcher</text:span><text:span text:style-name="T3"> winces as they are touched, completely unaware that they were there</text:span></text:p>
      <text:p text:style-name="Text_20_body"><text:span text:style-name="T10">Rabid</text:span><text:span text:style-name="T9"> flips Tenda over on her belly, hoof still in her plot, pushing it deeper</text:span></text:p>
      <text:p text:style-name="Text_20_body"><text:span text:style-name="T2">Tenda</text:span><text:span text:style-name="T1"> now audibly and clearly groans, the previous lust in her eyes replaced by growing unease while she remains insistent on not speaking a word or giving any overt indication she is in pain</text:span></text:p>
      <text:p text:style-name="Text_20_body"><text:span text:style-name="T4">Watcher</text:span>: I- I didn't know those were there... I didn't see them and couldn't feel them....</text:p>
      <text:p text:style-name="Text_20_body"><text:span text:style-name="T10">Rabid</text:span><text:span text:style-name="T9"> pulls his hoof from Tenda's plothole and roughly licks it</text:span></text:p>
      <text:p text:style-name="Text_20_body"><text:span text:style-name="T8">Storm</text:span><text:span text:style-name="T7"> very carefully removes the brass rings, tossing them in the trash as he does so</text:span></text:p>
      <text:p text:style-name="Text_20_body"><text:span text:style-name="T2">Tenda</text:span><text:span text:style-name="T1"> breathes a sigh of relief that quickly turns into an agreeable coo, and raises herself off the ground and a little nearer Rabid in similar bodily agreement</text:span></text:p>
      <text:p text:style-name="Text_20_body"><text:span text:style-name="T10">Rabid</text:span><text:span text:style-name="T9"> reaches up and grabs your mane as he mounts you, his member sliding into your hoof-stretched hole</text:span></text:p>
      <text:p text:style-name="Text_20_body"><text:span text:style-name="T4">Watcher</text:span><text:span text:style-name="T3"> winces more as her teats begin to bleed</text:span></text:p>
      <text:p text:style-name="Text_20_body"><text:span text:style-name="T8">Storm</text:span>: You really ought to stop letting this happen, can't be good for ya</text:p>
      <text:p text:style-name="Text_20_body"><text:span text:style-name="T2">Tenda</text:span><text:span text:style-name="T1"> seems completely mollified and contented at this point, mouth always agape uttering some squeak or coo but forming no words, and accepting Rabid's stallionhood for once with not only no complaint but eager acceptance, already beginning to rock her hips against it</text:span></text:p>
      <text:p text:style-name="Text_20_body"><text:span text:style-name="T4">Watcher</text:span>: I- I don't remember getting those :toomuch: My teats hurt now</text:p>
      <text:p text:style-name="Text_20_body"><text:span text:style-name="T8">Storm</text:span>: Yeh, I can see they are...hang on a sec</text:p>
      <text:p text:style-name="Text_20_body"><text:span text:style-name="T10">Rabid</text:span><text:span text:style-name="T9"> hurriedly thrusts deeper than his hoof had gone grabs onto her wing</text:span></text:p>
      <text:p text:style-name="Text_20_body"><text:span text:style-name="T8">Storm</text:span><text:span text:style-name="T7"> slowly waves his horn around them and, concentrating deeply, casts a minor healing spell on Watcher</text:span></text:p>
      <text:p text:style-name="Text_20_body"><text:span text:style-name="T2">Tenda</text:span><text:span text:style-name="T1"> actually makes a new noise, boldly WHINNYING as Rabid grabs her wing, and increasing the pace of her rocking against his member as the sound trails off</text:span></text:p>
      <text:p text:style-name="Text_20_body"><text:span text:style-name="T4">Watcher</text:span><text:span text:style-name="T3"> bites her lip as her wounds heal up</text:span></text:p>
      <text:p text:style-name="Text_20_body"><text:span text:style-name="T10">Rabid</text:span><text:span text:style-name="T9"> pulls Tenda's mane and wing as he thrusts in as deep as he can, pulling her back into an upward arch</text:span></text:p>
      <text:p text:style-name="Text_20_body"><text:soft-page-break/><text:span text:style-name="T8">Storm</text:span>: There. Better?</text:p>
      <text:p text:style-name="Text_20_body"><text:span text:style-name="T2">Tenda</text:span><text:span text:style-name="T1"> bends into the bowed shape but also sharply rolls away from the pulled wing, releasing a protracted but not-unpleasant squeak as pain and pleasure blend heavily</text:span></text:p>
      <text:p text:style-name="Text_20_body"><text:span text:style-name="T4">Watcher</text:span>: A lot better...</text:p>
      <text:p text:style-name="Text_20_body"><text:span text:style-name="T10">Rabid</text:span><text:span text:style-name="T9"> lets go of Tenda, letting her fall to the ground and pins each wing to the ground with a hoof as he wildly humps</text:span></text:p>
      <text:p text:style-name="Text_20_body"><text:span text:style-name="T2">Tenda</text:span><text:span text:style-name="T1"> gags and sputters in broken heaves, an errant consonant occasionally slipping out but constantly cut off, as her wings reassume their shape but the small tears from several nights before grow in size</text:span></text:p>
      <text:p text:style-name="Text_20_body"><text:span text:style-name="T6">Yoko</text:span><text:span text:style-name="T5"> yawns and wakes up</text:span></text:p>
      <text:p text:style-name="Text_20_body"><text:span text:style-name="T6">Yoko</text:span><text:span text:style-name="T5"> has an odd feeling not to go downstairs and check what's going on</text:span></text:p>
      <text:p text:style-name="Text_20_body"><text:span text:style-name="T6">Yoko</text:span><text:span text:style-name="T5"> lies on her bed</text:span></text:p>
      <text:p text:style-name="Text_20_body"><text:span text:style-name="T2">Tenda</text:span><text:span text:style-name="T1"> nonetheless seems consumed by Rabid's throbbing passion, and fervently keeps pace with his uneven and rough humping, sometimes even lifting her rear so forcefully that he is pressed higher into the air than he started</text:span></text:p>
      <text:p text:style-name="Text_20_body"><text:span text:style-name="T4">Watcher</text:span>: Stormy... You know, I think Wonder is a prankster... He keeps making explosions and play tricks on me.</text:p>
      <text:p text:style-name="Text_20_body"><text:span text:style-name="T8">Storm</text:span>: Oh? How so?</text:p>
      <text:p text:style-name="Text_20_body"><text:span text:style-name="T4">Watcher</text:span>: He made his bottle splash milk in my face :notimpressed:</text:p>
      <text:p text:style-name="Text_20_body"><text:span text:style-name="T8">Storm</text:span><text:span text:style-name="T7"> stifles a laugh</text:span></text:p>
      <text:p text:style-name="Text_20_body"><text:span text:style-name="T4">Watcher</text:span>: Made diapers explode in my hooves..</text:p>
      <text:p text:style-name="Text_20_body"><text:span text:style-name="T4">Watcher</text:span>: Even put that one sharp toy under my seat before I sat on it...</text:p>
      <text:p text:style-name="Text_20_body"><text:span text:style-name="T8">Storm</text:span>: :trarkmmmmf:</text:p>
      <text:p text:style-name="Text_20_body"><text:span text:style-name="T10">Rabid</text:span><text:span text:style-name="T9"> uses his muzzle to flip Tenda's mane to one side and and burries his muzzle in her neck, grinding around in a circle wide enough to bring Tenda's hips along for the ride</text:span></text:p>
      <text:p text:style-name="Text_20_body"><text:span text:style-name="T4">Watcher</text:span>: That's not funny :whiney:</text:p>
      <text:p text:style-name="Text_20_body"><text:span text:style-name="T6">Yoko</text:span><text:span text:style-name="T5"> doesn't know what's going on so hopefully the part where she destroyed the mayor's hall is retconned and guards are still not looking for her</text:span></text:p>
      <text:p text:style-name="Text_20_body"><text:span text:style-name="T8">Storm</text:span>: It is in retrospect :hurrr:</text:p>
      <text:p text:style-name="Text_20_body"><text:span text:style-name="T6">Yoko</text:span>: (Did I spill that? whoops)</text:p>
      <text:p text:style-name="Text_20_body"><text:span text:style-name="T2">Tenda</text:span><text:span text:style-name="T1"> finds her stamina being pushed, and just continues challenging herself to go tit-for-tat with Rabid's motions while her breathing becomes yet more dry and raspy, and her sweating begins to slack</text:span></text:p>
      <text:p text:style-name="Text_20_body"><text:span text:style-name="T6">Yoko</text:span>: (Not even going to bother reading what's happening between Tenda and Rabid.. I'm already sexually frustrated enough)</text:p>
      <text:p text:style-name="Text_20_body"><text:span text:style-name="T4">Watcher</text:span>: Not really... He pranks me a lot and it hurts sometime, physical! :whiney:</text:p>
      <text:p text:style-name="Text_20_body"><text:span text:style-name="T6">Yoko</text:span>: (I have an odd feeling to post the song I wrote in a journal)</text:p>
      <text:p text:style-name="Text_20_body"><text:span text:style-name="T8">Storm</text:span>: Ahh, he'll grow out of it...</text:p>
      <text:p text:style-name="Text_20_body"><text:span text:style-name="T8">Storm</text:span>: I hope.</text:p>
      <text:p text:style-name="Text_20_body"><text:span text:style-name="T10">Rabid</text:span><text:span text:style-name="T9"> gives a few more pumps into Tenda before pulling out of her, rolling her over, and crawling up her torso to slap his member against her muzzle</text:span></text:p>
      <text:p text:style-name="Text_20_body"><text:soft-page-break/><text:span text:style-name="T4">Watcher</text:span>: I have a bad feeling he won't :wtf:</text:p>
      <text:p text:style-name="Text_20_body"><text:span text:style-name="T2">Tenda</text:span><text:span text:style-name="T1"> weakly laps at the head of Rabid's stallionhood in the moments she is aware it's there, but generally too slow and sloppy at this point to make any kind of contact</text:span></text:p>
      <text:p text:style-name="Text_20_body"><text:span text:style-name="T2">Tenda</text:span><text:span text:style-name="T1"> takes some initiative of her own in her daze, and weakly wraps her arms around Rabid, just trying to hold him close as she lets out a low and steady purr</text:span></text:p>
      <text:p text:style-name="Text_20_body"><text:span text:style-name="T4">Watcher</text:span>: *almost immediately, an explosion is heard from Wonder's room and Watcher rolls her eyes*</text:p>
      <text:p text:style-name="Text_20_body"><text:span text:style-name="T10">Rabid</text:span><text:span text:style-name="T9"> uses a hoof to gently open Tenda's muzzle enough to thrust in</text:span></text:p>
      <text:p text:style-name="Text_20_body"><text:span text:style-name="T4">Watcher</text:span>: Why did he have to know explosive magic? :eyeroll:</text:p>
      <text:p text:style-name="Text_20_body"><text:span text:style-name="T8">Storm</text:span>: Because explosive magic is the funnest kind of magic!</text:p>
      <text:p text:style-name="Text_20_body"><text:span text:style-name="T6">Yoko</text:span>: (It's because Stormy was evil once)</text:p>
      <text:p text:style-name="Text_20_body"><text:span text:style-name="T2">Tenda</text:span><text:span text:style-name="T1"> 's eyes widen as she is rebuffed, but the heavy and rank smell of Rabid's musk flooding her nostrils provides enough incentive to act on the gesture, loosely slobbering over the member while she simultaneously rocks her hips back-and-forth and side-to-side, her retightening orifices still demanding some attention and commanding some pleasure</text:span></text:p>
      <text:p text:style-name="Text_20_body"><text:span text:style-name="T6">Yoko</text:span>: (ha,murderous stallion,as if..)</text:p>
      <text:p text:style-name="Text_20_body"><text:span text:style-name="T2">Tenda</text:span><text:span text:style-name="T1"> focuses herself more on the task at hand, and begins in smooth motions, timed to Rabid's thrusting, wrapping her tongue perfectly vertical and around the stallionhood and stroking its length as she tightens her toothless lips</text:span></text:p>
      <text:p text:style-name="Text_20_body"><text:span text:style-name="T6">Yoko</text:span>: (I remember this one time Stormys protective magic killed me while I was trying to hug him)</text:p>
      <text:p text:style-name="Text_20_body"><text:span text:style-name="T6">Yoko</text:span>: (of course I ended up dead before he woke up)</text:p>
      <text:p text:style-name="Text_20_body"><text:span text:style-name="T4">Watcher</text:span>: Depends on who you ask... I'll get the broom :eyeroll:</text:p>
      <text:p text:style-name="Text_20_body"><text:span text:style-name="T8">Storm</text:span>: (That was a good day)</text:p>
      <text:p text:style-name="Text_20_body"><text:span text:style-name="T10">Rabid</text:span><text:span text:style-name="T9"> moans as he turns himself around, twisting his member in Tenda's muzzle almost painfully and pushes a hoof back into her plothole as his balls drape over Tenda's snout, covering it with his musk</text:span></text:p>
      <text:p text:style-name="Text_20_body"><text:span text:style-name="T6">Yoko</text:span>: (This was before I even had much of an identity like I do now)</text:p>
      <text:p text:style-name="Text_20_body"><text:span text:style-name="T8">Storm</text:span>: (Yeah, I remember)</text:p>
      <text:p text:style-name="Text_20_body"><text:span text:style-name="T2">Tenda</text:span><text:span text:style-name="T1"> quickly loses that moment of focus and is drawn back to near-convulsions of mixed euphoria and pain again, swarmed from all angles with urges to move at all angles at the same time in response to one or another urging or aching</text:span></text:p>
      <text:p text:style-name="Text_20_body"><text:span text:style-name="T10">Rabid</text:span><text:span text:style-name="T9"> 's other hoof finds it way and presses into Tenda's marehood as he lightly laps at her nub</text:span></text:p>
      <text:p text:style-name="Text_20_body"><text:span text:style-name="T2">Tenda</text:span><text:span text:style-name="T1"> seems to grow dizzy and automatic with the flood of pheromones breaking on the breakers of hormones already swirling around post-birthing, losing any sense of whether Rabid's intrusion of her plothole is painful or pleasurable, only encouraging him to go deeper with shifting of her hips</text:span></text:p>
      <text:p text:style-name="Text_20_body"><text:span text:style-name="T4">Watcher</text:span><text:span text:style-name="T3"> goes into Wonder's room and other explosion is heard</text:span></text:p>
      <text:p text:style-name="Text_20_body"><text:span text:style-name="T2">Tenda</text:span><text:span text:style-name="T1"> 's head and arms visibly loll and limp as she begins drunkenly giggling, the attention paid to her nub ushering a trickle of sticky fluids and even one or two penny-sized eggs spurting out amidst the clear glue</text:span></text:p>
      <text:p text:style-name="Text_20_body"><text:span text:style-name="T2">Tenda</text:span><text:span text:style-name="T1"> weakly slides her fore legs behind her shoulders, leveraging herself slightly up and forward to better position all of Rabid's attentions</text:span></text:p>
      <text:p text:style-name="Text_20_body"><text:span text:style-name="T10">Rabid</text:span><text:span text:style-name="T9"> pushes his hooves as deep as they can go in each hole and tenderly works them</text:span></text:p>
      <text:p text:style-name="Text_20_body"><text:soft-page-break/><text:span text:style-name="T8">Storm</text:span><text:span text:style-name="T7"> follows Watcher into the room :eyeroll:</text:span></text:p>
      <text:p text:style-name="Text_20_body"><text:span text:style-name="T2">Tenda</text:span><text:span text:style-name="T1"> closes her eyes again, falling back slightly so soon after having raised her head and shoulders off the ground</text:span></text:p>
      <text:p text:style-name="Text_20_body"><text:span text:style-name="T6">Yoko</text:span>: (Remembers that time Storm killed Rabid by puncturing his head into a Stalagmite in a wall nearby because he was going to turn into a zombie)</text:p>
      <text:p text:style-name="Text_20_body"><text:span text:style-name="T6">Yoko</text:span>: (I'm no longer a zombie anymore though D:)</text:p>
      <text:p text:style-name="Text_20_body"><text:span text:style-name="T10">Rabid</text:span><text:span text:style-name="T9"> moans as his stallionhood starts flaring in Tenda's throat</text:span></text:p>
      <text:p text:style-name="Text_20_body"><text:span text:style-name="T6">Yoko</text:span>: (We were on a pirate ship and stuff and I ended up turning into a zombie and stuffs)</text:p>
      <text:p text:style-name="Text_20_body"><text:span text:style-name="T6">Yoko</text:span>: (fun times in stormys box)</text:p>
      <text:p text:style-name="Text_20_body"><text:span text:style-name="T2">Tenda</text:span><text:span text:style-name="T1"> gags but keeps the motions forcefully compressed in her chest, eager to breathe as the member covers seamlessly the breadth and width of her mouth from lips to palate to the very back of the throat</text:span></text:p>
      <text:p text:style-name="Text_20_body"><text:span text:style-name="T2">Tenda</text:span><text:span text:style-name="T1"> finds herself unable to sneak even more than tremulous gasps of air through her nose, but gives no outward sign of any displeasure at the increasing breathlessness</text:span></text:p>
      <text:p text:style-name="Text_20_body"><text:span text:style-name="T4">Watcher</text:span><text:span text:style-name="T3"> is holding up Wonder, her face pitch black and covered in soot</text:span></text:p>
      <text:p text:style-name="Text_20_body"><text:span text:style-name="T10">Rabid</text:span><text:span text:style-name="T9"> lowers himself completely into Tenda's mouth and throat, his balls completely covering her snout, moaning as he pumps cum directly down her gullet</text:span></text:p>
      <text:p text:style-name="Text_20_body"><text:span text:style-name="T8">Storm</text:span>: Hahaha!</text:p>
      <text:p text:style-name="Text_20_body"><text:span text:style-name="T4">Watcher</text:span><text:span text:style-name="T3"> coughs up soot, her mane is still straight up</text:span></text:p>
      <text:p text:style-name="Text_20_body"><text:span text:style-name="T2">Tenda</text:span><text:span text:style-name="T1"> 's eyes widen and brighten with palpable excitement at the sensation of the seed forcefully crashing against the seat and walls of her stomach, her mind white-washed over with a static buzz of euphoria as she can feel a single, uninterrupted chain of warm, rough, and heavy intrusions through the entire interior of her body from snout to plot</text:span></text:p>
      <text:p text:style-name="Text_20_body"><text:span text:style-name="T2">Tenda</text:span><text:span text:style-name="T1"> has a brief light-bulb thought though, too, that the whole 'white-wash and static buzz' effect probably also has something to do with the fact she is quickly losing her grip on consciousness... and loving it</text:span></text:p>
      <text:p text:style-name="Text_20_body"><text:span text:style-name="T10">Rabid</text:span><text:span text:style-name="T9"> slowly withdraws his member from Tenda's muzzle, dripping cum onto her face before resting his his weight on her chest, a little bit of cum dribbling out onto her chest and belly</text:span></text:p>
      <text:p text:style-name="Text_20_body"><text:span text:style-name="T2">Tenda</text:span><text:span text:style-name="T1"> lets her head fall flat on the floor, roll to its side, and begins breathing... ragged and unsteady... but gradually increasing in volume and regularity</text:span></text:p>
      <text:p text:style-name="Text_20_body"><text:span text:style-name="T2">Tenda</text:span><text:span text:style-name="T1"> remains, nonetheless, unresponsive to anything beyond the visualizations accompanying her visceral pleasures</text:span></text:p>
      <text:p text:style-name="Text_20_body"><text:span text:style-name="T10">Rabid</text:span><text:span text:style-name="T9"> thrusts his hooves in and out of both her holes</text:span></text:p>
      <text:p text:style-name="Text_20_body"><text:span text:style-name="T4">Watcher</text:span>: ..Ow.</text:p>
      <text:p text:style-name="Text_20_body"><text:span text:style-name="T2">Tenda</text:span><text:span text:style-name="T1"> 's reactions begin slackening once more, fatigue evident as a gradient of pallor and cool, clammy skin forms away from her nether regions and her breathing remains ragged, her motions neither cooperative nor resisting</text:span></text:p>
      <text:p text:style-name="Text_20_body"><text:span text:style-name="T8">Storm</text:span><text:span text:style-name="T7"> takes Wonder and begins (and failing at!) baby-talking to him, telling him that that was a terrible thing to do!</text:span></text:p>
      <text:p text:style-name="Text_20_body"><text:span text:style-name="T10">Rabid</text:span><text:span text:style-name="T9"> 's hooves thrust randomly in each hole, sometimes coming out completely so Rabid can watch each hole close back up, taking a little longer and staying a little looser each time</text:span></text:p>
      <text:p text:style-name="Text_20_body"><text:span text:style-name="T2">Tenda</text:span><text:span text:style-name="T1"> begins feeling like little more than a toy for Rabid's seemingly yet-unsatisfied pleasure, as </text:span><text:soft-page-break/><text:span text:style-name="T1">the enormity of her own ecstasies quickly fade and sensations of stretching and being worn-out and used and growing patches of dry pain begin to predominate</text:span></text:p>
      <text:p text:style-name="Text_20_body"><text:span text:style-name="T4">Watcher</text:span><text:span text:style-name="T3"> chuckles a bit as Stormy talks to him, Wonder giving him a weird look</text:span></text:p>
      <text:p text:style-name="Text_20_body"><text:span text:style-name="T10">Rabid</text:span><text:span text:style-name="T9"> slowly withdraws his hooves from Tenda and rolls off of her panting</text:span></text:p>
      <text:p text:style-name="Text_20_body"><text:span text:style-name="T4">Watcher</text:span>: (I'll brb,...)</text:p>
      <text:p text:style-name="Text_20_body"><text:span text:style-name="T2">Tenda</text:span><text:span text:style-name="T1"> takes only a few breaths before she rolls to her side facing Rabid, and lightly places a hoof on the barest edge of his chest, not wanting to smother or send a signal to him she doesn't intend</text:span></text:p>
      <text:p text:style-name="Text_20_body"><text:span text:style-name="T2">Tenda</text:span>: Uh... yeah...</text:p>
      <text:p text:style-name="Text_20_body"><text:span text:style-name="T2">Tenda</text:span><text:span text:style-name="T1"> pats Rabid once with the hoof, giggling long and with varying pitch, "Yeahhhh, eheh..."</text:span></text:p>
      <text:p text:style-name="Text_20_body"><text:span text:style-name="T10">Rabid</text:span>: Yea?</text:p>
      <text:p text:style-name="Text_20_body"><text:span text:style-name="T10">Rabid</text:span><text:span text:style-name="T9"> forces himself to sit up and flop down so he's now lying parallel and face to face with Tenda</text:span></text:p>
      <text:p text:style-name="Text_20_body"><text:span text:style-name="T2">Tenda</text:span><text:span text:style-name="T1"> pulls her face a little further from his, so that she can just barely tap the top of his head with the tips of her antennae</text:span></text:p>
      <text:p text:style-name="Text_20_body"><text:span text:style-name="T4">Watcher</text:span>: (Back)</text:p>
      <text:p text:style-name="Text_20_body"><text:span text:style-name="T10">Rabid</text:span><text:span text:style-name="T9"> smiles at Tenda</text:span></text:p>
      <text:p text:style-name="Text_20_body"><text:span text:style-name="T8">Storm</text:span><text:span text:style-name="T7"> turns his head to see if Watcher is out of earshot, then whispers "Good job!" to Wonder :hurrr:</text:span></text:p>
      <text:p text:style-name="Text_20_body"><text:span text:style-name="T2">Tenda</text:span>: I think I meant what I said earlier.</text:p>
      <text:p text:style-name="Text_20_body"><text:span text:style-name="T4">Watcher</text:span>: *Wonder giggles and his horn glows yellow, causing another explosion throughout the room*</text:p>
      <text:p text:style-name="Text_20_body"><text:span text:style-name="T10">Rabid</text:span><text:span text:style-name="T9"> smiles lightly bobbing his head nodding</text:span></text:p>
      <text:p text:style-name="Text_20_body"><text:span text:style-name="T10">Rabid</text:span>: Me too.</text:p>
      <text:p text:style-name="Text_20_body"><text:span text:style-name="T8">Storm</text:span><text:span text:style-name="T7"> ends up covered in soot, his mane sticking up</text:span></text:p>
      <text:p text:style-name="Text_20_body"><text:span text:style-name="T6">Yoko</text:span><text:span text:style-name="T5"> sighs as she as ignored far too many explosions</text:span></text:p>
      <text:p text:style-name="Text_20_body"><text:span text:style-name="T4">Watcher</text:span><text:span text:style-name="T3"> points at you and laughs, though she is the same way "See! Not so funny now, huh?"</text:span></text:p>
      <text:p text:style-name="Text_20_body"><text:span text:style-name="T6">Yoko</text:span>: (has)</text:p>
      <text:p text:style-name="Text_20_body"><text:span text:style-name="T8">Storm</text:span><text:span text:style-name="T7"> spits out some of the soot, staring in mild shock :stararity:</text:span></text:p>
      <text:p text:style-name="Text_20_body"><text:span text:style-name="T6">Yoko</text:span><text:span text:style-name="T5"> puts her headphoines on and puts the volume all the way up</text:span></text:p>
      <text:p text:style-name="Text_20_body"><text:span text:style-name="T8">Storm</text:span><text:span text:style-name="T7"> then starts laughing loudly</text:span></text:p>
      <text:p text:style-name="Text_20_body"><text:span text:style-name="T2">Tenda</text:span><text:span text:style-name="T1"> just starts laughing suddenly as she is smiling back at Rabid</text:span></text:p>
      <text:p text:style-name="Text_20_body"><text:span text:style-name="T2">Tenda</text:span>: I... don't even know what to say, for what feels like the first time forever.</text:p>
      <text:p text:style-name="Text_20_body"><text:span text:style-name="T2">Tenda</text:span>: You've shut me up without laying a hoof on me. :P</text:p>
      <text:p text:style-name="Text_20_body"><text:span text:style-name="T10">Rabid</text:span><text:span text:style-name="T9"> chuckles, smiling at Tenda as he gingerly rests a hoof on her shoulder</text:span></text:p>
      <text:p text:style-name="Text_20_body"><text:span text:style-name="T6">Yoko</text:span>: (Can my battleaxe being signed by Storm not have been retconned? I think it looks pretty cool)</text:p>
      <text:p text:style-name="Text_20_body"><text:span text:style-name="T6">Yoko</text:span>: (It's charred on there with lightning)</text:p>
      <text:p text:style-name="Text_20_body"><text:span text:style-name="T2">Tenda</text:span><text:span text:style-name="T1"> just lies there smiling, though her eyelids seem to be drooping as the excitement of the afterglow gives way to all that pushed-off exhaustion</text:span></text:p>
      <text:p text:style-name="Text_20_body"><text:span text:style-name="T8">Storm</text:span>: ( :pinkieshrug: It probably is, but you can just ask again :hurrr: )</text:p>
      <text:p text:style-name="Text_20_body"><text:soft-page-break/><text:span text:style-name="T4">Watcher</text:span><text:span text:style-name="T3"> laughs with Stormy, falling over on her back</text:span></text:p>
      <text:p text:style-name="Text_20_body"><text:span text:style-name="T6">Yoko</text:span>: (also has the letters have the appearance of lightning)</text:p>
      <text:p text:style-name="Text_20_body"><text:span text:style-name="T6">Yoko</text:span>: (It's nothing really significant)</text:p>
      <text:p text:style-name="Text_20_body"><text:span text:style-name="T6">Yoko</text:span>: (Plus how would it have the same appearance as it did if I got it signed now?)</text:p>
      <text:p text:style-name="Text_20_body"><text:span text:style-name="T8">Storm</text:span>: ( :hurrr: )</text:p>
      <text:p text:style-name="Text_20_body"><text:span text:style-name="T6">Yoko</text:span>: (I'm going to say it wasn't retconned because no one really seemed to care about that part)</text:p>
      <text:p text:style-name="Text_20_body"><text:span text:style-name="T2">Tenda</text:span><text:span text:style-name="T1"> seems to begin dozing right there on the floor beside Rabid, or at least slipping into a comfortable and happy half-sleep... still just a few feet away from the door where he threw her down</text:span></text:p>
      <text:p text:style-name="Text_20_body"><text:span text:style-name="T10">Rabid</text:span><text:span text:style-name="T9"> also begins dozing off</text:span></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2M10S</meta:editing-duration>
    <meta:editing-cycles>4</meta:editing-cycles>
    <meta:generator>OpenOffice.org/3.4.1$Win32 OpenOffice.org_project/341m1$Build-9593</meta:generator>
    <dc:date>2013-09-10T04:28:56.21</dc:date>
    <meta:document-statistic meta:table-count="0" meta:image-count="0" meta:object-count="0" meta:page-count="18" meta:paragraph-count="557" meta:word-count="6299" meta:character-count="35427"/>
    <meta:user-defined meta:name="Info 1"/>
    <meta:user-defined meta:name="Info 2"/>
    <meta:user-defined meta:name="Info 3"/>
    <meta:user-defined meta:name="Info 4"/>
  </office:meta>
</office:document-meta>
</file>